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092cm" style:rel-column-width="15775*"/>
    </style:style>
    <style:style style:name="Таблица1.B" style:family="table-column">
      <style:table-column-properties style:column-width="2.517cm" style:rel-column-width="9703*"/>
    </style:style>
    <style:style style:name="Таблица1.C" style:family="table-column">
      <style:table-column-properties style:column-width="10.391cm" style:rel-column-width="40057*"/>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C1" style:family="table-cell">
      <style:table-cell-properties fo:padding="0.097cm" fo:border="0.5pt solid #000000" style:writing-mode="page"/>
    </style:style>
    <style:style style:name="Таблица1.A2" style:family="table-cell">
      <style:table-cell-properties fo:padding="0.097cm" fo:border-left="0.5pt solid #000000" fo:border-right="none" fo:border-top="none" fo:border-bottom="0.5pt solid #000000" style:writing-mode="page"/>
    </style:style>
    <style:style style:name="Таблица1.C2" style:family="table-cell">
      <style:table-cell-properties fo:padding="0.097cm" fo:border-left="0.5pt solid #000000" fo:border-right="0.5pt solid #000000" fo:border-top="none" fo:border-bottom="0.5pt solid #000000" style:writing-mode="page"/>
    </style:style>
    <style:style style:name="settings" style:family="table">
      <style:table-properties style:width="17cm" table:align="margins"/>
    </style:style>
    <style:style style:name="settings.A" style:family="table-column">
      <style:table-column-properties style:column-width="4.092cm" style:rel-column-width="15775*"/>
    </style:style>
    <style:style style:name="settings.B" style:family="table-column">
      <style:table-column-properties style:column-width="2.517cm" style:rel-column-width="9703*"/>
    </style:style>
    <style:style style:name="settings.C" style:family="table-column">
      <style:table-column-properties style:column-width="10.391cm" style:rel-column-width="40057*"/>
    </style:style>
    <style:style style:name="settings.A1" style:family="table-cell">
      <style:table-cell-properties fo:padding="0.097cm" fo:border-left="0.5pt solid #000000" fo:border-right="none" fo:border-top="0.5pt solid #000000" fo:border-bottom="0.5pt solid #000000" style:writing-mode="page"/>
    </style:style>
    <style:style style:name="settings.C1" style:family="table-cell">
      <style:table-cell-properties fo:padding="0.097cm" fo:border="0.5pt solid #000000" style:writing-mode="page"/>
    </style:style>
    <style:style style:name="settings.A2" style:family="table-cell">
      <style:table-cell-properties fo:padding="0.097cm" fo:border-left="0.5pt solid #000000" fo:border-right="none" fo:border-top="none" fo:border-bottom="0.5pt solid #000000" style:writing-mode="page"/>
    </style:style>
    <style:style style:name="settings.C2" style:family="table-cell">
      <style:table-cell-properties fo:padding="0.097cm" fo:border-left="0.5pt solid #000000" fo:border-right="0.5pt solid #000000" fo:border-top="none" fo:border-bottom="0.5pt solid #000000" style:writing-mode="page"/>
    </style:style>
    <style:style style:name="Таблица2" style:family="table">
      <style:table-properties style:width="17cm" table:align="margins"/>
    </style:style>
    <style:style style:name="Таблица2.A" style:family="table-column">
      <style:table-column-properties style:column-width="4.493cm" style:rel-column-width="17318*"/>
    </style:style>
    <style:style style:name="Таблица2.B" style:family="table-column">
      <style:table-column-properties style:column-width="4.304cm" style:rel-column-width="16591*"/>
    </style:style>
    <style:style style:name="Таблица2.C" style:family="table-column">
      <style:table-column-properties style:column-width="8.204cm" style:rel-column-width="31626*"/>
    </style:style>
    <style:style style:name="Таблица2.A1" style:family="table-cell">
      <style:table-cell-properties fo:padding="0.097cm" fo:border-left="0.5pt solid #000000" fo:border-right="none" fo:border-top="0.5pt solid #000000" fo:border-bottom="0.5pt solid #000000" style:writing-mode="page"/>
    </style:style>
    <style:style style:name="Таблица2.C1" style:family="table-cell">
      <style:table-cell-properties fo:padding="0.097cm" fo:border="0.5pt solid #000000" style:writing-mode="page"/>
    </style:style>
    <style:style style:name="Таблица2.A2" style:family="table-cell">
      <style:table-cell-properties fo:padding="0.097cm" fo:border-left="0.5pt solid #000000" fo:border-right="none" fo:border-top="none" fo:border-bottom="0.5pt solid #000000" style:writing-mode="page"/>
    </style:style>
    <style:style style:name="Таблица2.C2" style:family="table-cell">
      <style:table-cell-properties fo:padding="0.097cm" fo:border-left="0.5pt solid #000000" fo:border-right="0.5pt solid #000000" fo:border-top="none" fo:border-bottom="0.5pt solid #000000" style:writing-mode="page"/>
    </style:style>
    <style:style style:name="Таблица3" style:family="table">
      <style:table-properties style:width="17cm" table:align="margins"/>
    </style:style>
    <style:style style:name="Таблица3.A" style:family="table-column">
      <style:table-column-properties style:column-width="4.304cm" style:rel-column-width="16591*"/>
    </style:style>
    <style:style style:name="Таблица3.B" style:family="table-column">
      <style:table-column-properties style:column-width="2.799cm" style:rel-column-width="10791*"/>
    </style:style>
    <style:style style:name="Таблица3.C" style:family="table-column">
      <style:table-column-properties style:column-width="9.897cm" style:rel-column-width="38153*"/>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C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C2" style:family="table-cell">
      <style:table-cell-properties fo:padding="0.097cm" fo:border-left="0.5pt solid #000000" fo:border-right="0.5pt solid #000000" fo:border-top="none" fo:border-bottom="0.5pt solid #000000" style:writing-mode="page"/>
    </style:style>
    <style:style style:name="Таблица4" style:family="table">
      <style:table-properties style:width="17cm" table:align="margins"/>
    </style:style>
    <style:style style:name="Таблица4.A" style:family="table-column">
      <style:table-column-properties style:column-width="2.704cm" style:rel-column-width="10423*"/>
    </style:style>
    <style:style style:name="Таблица4.B" style:family="table-column">
      <style:table-column-properties style:column-width="4.798cm" style:rel-column-width="18495*"/>
    </style:style>
    <style:style style:name="Таблица4.C" style:family="table-column">
      <style:table-column-properties style:column-width="9.499cm" style:rel-column-width="36617*"/>
    </style:style>
    <style:style style:name="Таблица4.A1" style:family="table-cell">
      <style:table-cell-properties fo:padding="0.097cm" fo:border-left="0.5pt solid #000000" fo:border-right="none" fo:border-top="0.5pt solid #000000" fo:border-bottom="0.5pt solid #000000" style:writing-mode="page"/>
    </style:style>
    <style:style style:name="Таблица4.C1" style:family="table-cell">
      <style:table-cell-properties fo:padding="0.097cm" fo:border="0.5pt solid #000000" style:writing-mode="page"/>
    </style:style>
    <style:style style:name="Таблица4.A2" style:family="table-cell">
      <style:table-cell-properties fo:padding="0.097cm" fo:border-left="0.5pt solid #000000" fo:border-right="none" fo:border-top="none" fo:border-bottom="0.5pt solid #000000" style:writing-mode="page"/>
    </style:style>
    <style:style style:name="Таблица4.C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2.094cm" style:rel-column-width="8071*"/>
    </style:style>
    <style:style style:name="Таблица5.B" style:family="table-column">
      <style:table-column-properties style:column-width="3.715cm" style:rel-column-width="14320*"/>
    </style:style>
    <style:style style:name="Таблица5.C" style:family="table-column">
      <style:table-column-properties style:column-width="11.192cm" style:rel-column-width="43144*"/>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C1" style:family="table-cell">
      <style:table-cell-properties fo:padding="0.097cm" fo:border="0.5pt solid #000000" style:writing-mode="page"/>
    </style:style>
    <style:style style:name="Таблица5.2" style:family="table-row">
      <style:table-row-properties style:min-row-height="0.531cm"/>
    </style:style>
    <style:style style:name="Таблица5.A2" style:family="table-cell">
      <style:table-cell-properties fo:padding="0.097cm" fo:border-left="0.5pt solid #000000" fo:border-right="none" fo:border-top="none" fo:border-bottom="0.5pt solid #000000" style:writing-mode="page"/>
    </style:style>
    <style:style style:name="Таблица5.C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text-properties fo:language="en" fo:country="US" officeooo:rsid="000da8cc" officeooo:paragraph-rsid="000da8cc"/>
    </style:style>
    <style:style style:name="P7" style:family="paragraph" style:parent-style-name="Standard">
      <style:text-properties fo:language="ru" fo:country="RU" officeooo:rsid="000da8cc" officeooo:paragraph-rsid="000da8cc"/>
    </style:style>
    <style:style style:name="P8" style:family="paragraph" style:parent-style-name="Standard">
      <style:text-properties fo:language="ru" fo:country="RU" officeooo:rsid="000e505c" officeooo:paragraph-rsid="000e505c"/>
    </style:style>
    <style:style style:name="P9" style:family="paragraph" style:parent-style-name="Standard">
      <style:text-properties officeooo:rsid="00300c44" officeooo:paragraph-rsid="00300c44"/>
    </style:style>
    <style:style style:name="P10" style:family="paragraph" style:parent-style-name="Standard">
      <style:text-properties officeooo:paragraph-rsid="0036c8bc"/>
    </style:style>
    <style:style style:name="P11" style:family="paragraph" style:parent-style-name="Standard">
      <style:text-properties officeooo:rsid="0037a1fa" officeooo:paragraph-rsid="003d1643"/>
    </style:style>
    <style:style style:name="P12" style:family="paragraph" style:parent-style-name="Standard">
      <style:text-properties officeooo:rsid="003b34ad" officeooo:paragraph-rsid="003b34ad"/>
    </style:style>
    <style:style style:name="P13" style:family="paragraph" style:parent-style-name="Table_20_Contents">
      <style:text-properties officeooo:rsid="00218528" officeooo:paragraph-rsid="00218528"/>
    </style:style>
    <style:style style:name="P14" style:family="paragraph" style:parent-style-name="Table_20_Contents">
      <style:paragraph-properties fo:text-align="start" style:justify-single-word="false"/>
      <style:text-properties officeooo:rsid="00218528" officeooo:paragraph-rsid="00218528"/>
    </style:style>
    <style:style style:name="P15" style:family="paragraph" style:parent-style-name="Table_20_Contents">
      <style:text-properties officeooo:rsid="00218528" officeooo:paragraph-rsid="0021e83d"/>
    </style:style>
    <style:style style:name="P16" style:family="paragraph" style:parent-style-name="Table_20_Contents">
      <style:paragraph-properties fo:text-align="start" style:justify-single-word="false"/>
      <style:text-properties fo:language="ru" fo:country="RU" fo:font-weight="normal" officeooo:rsid="00218528" officeooo:paragraph-rsid="0021e83d" style:font-weight-asian="normal" style:font-weight-complex="normal"/>
    </style:style>
    <style:style style:name="P17" style:family="paragraph" style:parent-style-name="Table_20_Contents">
      <style:text-properties fo:language="ru" fo:country="RU" officeooo:rsid="0021e83d" officeooo:paragraph-rsid="0021e83d"/>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officeooo:paragraph-rsid="00218528"/>
    </style:style>
    <style:style style:name="P20" style:family="paragraph" style:parent-style-name="Table_20_Contents">
      <style:paragraph-properties fo:text-align="start" style:justify-single-word="false"/>
      <style:text-properties fo:font-weight="normal" officeooo:rsid="00218528" officeooo:paragraph-rsid="00218528"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paragraph-properties fo:text-align="start" style:justify-single-word="false"/>
      <style:text-properties fo:font-weight="normal" officeooo:paragraph-rsid="00218528" style:font-weight-asian="normal" style:font-weight-complex="normal"/>
    </style:style>
    <style:style style:name="P23" style:family="paragraph" style:parent-style-name="Table_20_Contents">
      <style:text-properties officeooo:paragraph-rsid="0021e83d"/>
    </style:style>
    <style:style style:name="P24" style:family="paragraph" style:parent-style-name="Table_20_Contents">
      <style:text-properties officeooo:rsid="0021e83d" officeooo:paragraph-rsid="0021e83d"/>
    </style:style>
    <style:style style:name="P25" style:family="paragraph" style:parent-style-name="Table_20_Contents">
      <style:text-properties officeooo:paragraph-rsid="00236c6a"/>
    </style:style>
    <style:style style:name="P26" style:family="paragraph" style:parent-style-name="Table_20_Contents">
      <style:text-properties officeooo:rsid="00236c6a" officeooo:paragraph-rsid="00236c6a"/>
    </style:style>
    <style:style style:name="P27" style:family="paragraph" style:parent-style-name="Table_20_Contents">
      <style:text-properties officeooo:rsid="00243f0d" officeooo:paragraph-rsid="00243f0d"/>
    </style:style>
    <style:style style:name="P28" style:family="paragraph" style:parent-style-name="Table_20_Contents">
      <style:text-properties officeooo:rsid="0024c10f" officeooo:paragraph-rsid="0024c10f"/>
    </style:style>
    <style:style style:name="P29" style:family="paragraph" style:parent-style-name="Table_20_Contents">
      <style:text-properties officeooo:paragraph-rsid="0025058e"/>
    </style:style>
    <style:style style:name="P30" style:family="paragraph" style:parent-style-name="Table_20_Contents">
      <style:text-properties officeooo:rsid="00262c54" officeooo:paragraph-rsid="00262c54"/>
    </style:style>
    <style:style style:name="P31" style:family="paragraph" style:parent-style-name="Table_20_Contents">
      <style:text-properties officeooo:paragraph-rsid="00262c54"/>
    </style:style>
    <style:style style:name="P32" style:family="paragraph" style:parent-style-name="Table_20_Contents">
      <style:text-properties officeooo:rsid="00263615" officeooo:paragraph-rsid="00263615"/>
    </style:style>
    <style:style style:name="P33" style:family="paragraph" style:parent-style-name="Table_20_Contents">
      <style:text-properties officeooo:paragraph-rsid="0026e95f"/>
    </style:style>
    <style:style style:name="P34" style:family="paragraph" style:parent-style-name="Table_20_Contents">
      <style:text-properties officeooo:rsid="0026e95f" officeooo:paragraph-rsid="0026e95f"/>
    </style:style>
    <style:style style:name="P35" style:family="paragraph" style:parent-style-name="Text_20_body">
      <style:text-properties officeooo:rsid="000f4d96" officeooo:paragraph-rsid="000f4d96"/>
    </style:style>
    <style:style style:name="P36" style:family="paragraph" style:parent-style-name="Text_20_body">
      <style:text-properties fo:language="ru" fo:country="RU" fo:font-weight="normal" officeooo:rsid="0026e95f" officeooo:paragraph-rsid="0026e95f" style:font-weight-asian="normal" style:font-weight-complex="normal"/>
    </style:style>
    <style:style style:name="P37" style:family="paragraph" style:parent-style-name="Text_20_body">
      <style:text-properties fo:language="ru" fo:country="RU" officeooo:rsid="0021e83d" officeooo:paragraph-rsid="0021e83d"/>
    </style:style>
    <style:style style:name="P38" style:family="paragraph" style:parent-style-name="Text_20_body">
      <style:text-properties fo:language="ru" fo:country="RU" officeooo:rsid="00236c6a" officeooo:paragraph-rsid="00236c6a"/>
    </style:style>
    <style:style style:name="P39" style:family="paragraph" style:parent-style-name="Text_20_body">
      <style:text-properties officeooo:rsid="00204ad7" officeooo:paragraph-rsid="00204ad7"/>
    </style:style>
    <style:style style:name="P40" style:family="paragraph" style:parent-style-name="Text_20_body">
      <style:text-properties officeooo:rsid="00204ad7" officeooo:paragraph-rsid="0025058e"/>
    </style:style>
    <style:style style:name="P41" style:family="paragraph" style:parent-style-name="Text_20_body">
      <style:text-properties officeooo:rsid="00218528" officeooo:paragraph-rsid="00218528"/>
    </style:style>
    <style:style style:name="P42" style:family="paragraph" style:parent-style-name="Text_20_body">
      <style:text-properties officeooo:rsid="00218528" officeooo:paragraph-rsid="0025058e"/>
    </style:style>
    <style:style style:name="P43" style:family="paragraph" style:parent-style-name="Text_20_body">
      <style:text-properties officeooo:paragraph-rsid="00243f0d"/>
    </style:style>
    <style:style style:name="P44" style:family="paragraph" style:parent-style-name="Text_20_body">
      <style:text-properties fo:font-weight="bold" officeooo:rsid="00332c08" officeooo:paragraph-rsid="0036a2ac" style:font-weight-asian="bold" style:font-weight-complex="bold"/>
    </style:style>
    <style:style style:name="P45" style:family="paragraph" style:parent-style-name="Text_20_body">
      <style:text-properties fo:font-weight="normal" officeooo:rsid="0024f107" officeooo:paragraph-rsid="0024f107" style:font-weight-asian="normal" style:font-weight-complex="normal"/>
    </style:style>
    <style:style style:name="P46" style:family="paragraph" style:parent-style-name="Text_20_body">
      <style:text-properties fo:font-weight="normal" officeooo:rsid="0025058e" officeooo:paragraph-rsid="002b045b" style:font-weight-asian="normal" style:font-weight-complex="normal"/>
    </style:style>
    <style:style style:name="P47" style:family="paragraph" style:parent-style-name="Text_20_body">
      <style:text-properties fo:font-weight="normal" officeooo:rsid="002b045b" officeooo:paragraph-rsid="002b045b" style:font-weight-asian="normal" style:font-weight-complex="normal"/>
    </style:style>
    <style:style style:name="P48" style:family="paragraph" style:parent-style-name="Text_20_body">
      <style:text-properties fo:font-style="italic" officeooo:rsid="002b045b" officeooo:paragraph-rsid="002b045b" style:font-style-asian="italic" style:font-style-complex="italic"/>
    </style:style>
    <style:style style:name="P49" style:family="paragraph" style:parent-style-name="Text_20_body">
      <style:text-properties fo:font-style="italic" officeooo:rsid="002b045b" officeooo:paragraph-rsid="002c1d14" style:font-style-asian="italic" style:font-style-complex="italic"/>
    </style:style>
    <style:style style:name="P50" style:family="paragraph" style:parent-style-name="Text_20_body">
      <style:text-properties fo:font-style="italic" officeooo:rsid="002b045b" officeooo:paragraph-rsid="002d0fd0" style:font-style-asian="italic" style:font-style-complex="italic"/>
    </style:style>
    <style:style style:name="P51" style:family="paragraph" style:parent-style-name="Text_20_body">
      <style:text-properties fo:font-style="italic" officeooo:rsid="002b045b" officeooo:paragraph-rsid="003ed55b" style:font-style-asian="italic" style:font-style-complex="italic"/>
    </style:style>
    <style:style style:name="P52" style:family="paragraph" style:parent-style-name="Text_20_body">
      <style:text-properties fo:font-style="italic" officeooo:rsid="002e41ae" officeooo:paragraph-rsid="002e41ae" style:font-style-asian="italic" style:font-style-complex="italic"/>
    </style:style>
    <style:style style:name="P53" style:family="paragraph" style:parent-style-name="Text_20_body">
      <style:text-properties fo:font-style="italic" officeooo:rsid="002e5420" officeooo:paragraph-rsid="002e5420" style:font-style-asian="italic" style:font-style-complex="italic"/>
    </style:style>
    <style:style style:name="P54" style:family="paragraph" style:parent-style-name="Text_20_body">
      <style:text-properties officeooo:rsid="002b045b" officeooo:paragraph-rsid="002b045b"/>
    </style:style>
    <style:style style:name="P55" style:family="paragraph" style:parent-style-name="Text_20_body">
      <style:text-properties officeooo:rsid="002b045b" officeooo:paragraph-rsid="002c1d14"/>
    </style:style>
    <style:style style:name="P56" style:family="paragraph" style:parent-style-name="Text_20_body">
      <style:text-properties officeooo:rsid="002b85be" officeooo:paragraph-rsid="002b85be"/>
    </style:style>
    <style:style style:name="P57" style:family="paragraph" style:parent-style-name="Text_20_body">
      <style:text-properties officeooo:rsid="002c1d14" officeooo:paragraph-rsid="002c1d14"/>
    </style:style>
    <style:style style:name="P58" style:family="paragraph" style:parent-style-name="Text_20_body">
      <style:text-properties officeooo:rsid="002d0fd0" officeooo:paragraph-rsid="002d0fd0"/>
    </style:style>
    <style:style style:name="P59" style:family="paragraph" style:parent-style-name="Text_20_body">
      <style:text-properties officeooo:rsid="002d0fd0" officeooo:paragraph-rsid="003ed55b"/>
    </style:style>
    <style:style style:name="P60" style:family="paragraph" style:parent-style-name="Text_20_body">
      <style:text-properties officeooo:rsid="002e41ae" officeooo:paragraph-rsid="002e41ae"/>
    </style:style>
    <style:style style:name="P61" style:family="paragraph" style:parent-style-name="Text_20_body">
      <style:text-properties officeooo:rsid="002e5420" officeooo:paragraph-rsid="002e5420"/>
    </style:style>
    <style:style style:name="P62" style:family="paragraph" style:parent-style-name="Text_20_body">
      <style:text-properties officeooo:rsid="00319ca2" officeooo:paragraph-rsid="00319ca2"/>
    </style:style>
    <style:style style:name="P63" style:family="paragraph" style:parent-style-name="Text_20_body">
      <style:text-properties officeooo:rsid="00332c08" officeooo:paragraph-rsid="0036a2ac"/>
    </style:style>
    <style:style style:name="P64" style:family="paragraph" style:parent-style-name="Text_20_body">
      <style:text-properties officeooo:paragraph-rsid="00204ad7"/>
    </style:style>
    <style:style style:name="P65" style:family="paragraph" style:parent-style-name="Heading_20_2">
      <style:text-properties officeooo:rsid="000e505c" officeooo:paragraph-rsid="000e505c"/>
    </style:style>
    <style:style style:name="P66" style:family="paragraph" style:parent-style-name="Heading_20_2">
      <style:text-properties officeooo:rsid="00243f0d" officeooo:paragraph-rsid="00243f0d"/>
    </style:style>
    <style:style style:name="P67" style:family="paragraph" style:parent-style-name="Heading_20_3">
      <style:text-properties officeooo:rsid="0012bea0" officeooo:paragraph-rsid="0012bea0"/>
    </style:style>
    <style:style style:name="P68" style:family="paragraph" style:parent-style-name="Heading_20_3">
      <style:text-properties style:font-name="Liberation Sans" fo:font-size="14.1000003814697pt" fo:language="ru" fo:country="RU" fo:font-weight="bold" officeooo:rsid="00390c80" officeooo:paragraph-rsid="00390c80" style:font-name-asian="Microsoft YaHei" style:font-size-asian="14.1000003814697pt" style:font-weight-asian="bold" style:font-name-complex="Arial" style:font-size-complex="14.1000003814697pt" style:font-weight-complex="bold"/>
    </style:style>
    <style:style style:name="P69" style:family="paragraph" style:parent-style-name="Heading_20_3">
      <style:text-properties style:font-name="Liberation Sans" fo:font-size="14.1000003814697pt" fo:language="ru" fo:country="RU" fo:font-weight="bold" officeooo:rsid="0036c8bc" officeooo:paragraph-rsid="0036c8bc" style:font-name-asian="Microsoft YaHei" style:font-size-asian="14.1000003814697pt" style:font-weight-asian="bold" style:font-name-complex="Arial" style:font-size-complex="14.1000003814697pt" style:font-weight-complex="bold"/>
    </style:style>
    <style:style style:name="P70" style:family="paragraph" style:parent-style-name="Heading_20_3">
      <style:text-properties fo:font-weight="bold" style:font-weight-asian="bold" style:font-weight-complex="bold"/>
    </style:style>
    <style:style style:name="P71" style:family="paragraph" style:parent-style-name="Standard" style:list-style-name="L1">
      <style:text-properties fo:language="ru" fo:country="RU" officeooo:rsid="000da8cc" officeooo:paragraph-rsid="00111016"/>
    </style:style>
    <style:style style:name="P72" style:family="paragraph" style:parent-style-name="Standard" style:list-style-name="L1">
      <style:text-properties fo:language="ru" fo:country="RU" officeooo:rsid="000f4d96" officeooo:paragraph-rsid="000f4d96"/>
    </style:style>
    <style:style style:name="P73" style:family="paragraph" style:parent-style-name="Standard" style:list-style-name="L1">
      <style:text-properties fo:language="ru" fo:country="RU" officeooo:rsid="000e505c" officeooo:paragraph-rsid="000e505c"/>
    </style:style>
    <style:style style:name="P74" style:family="paragraph" style:parent-style-name="Standard" style:list-style-name="L1">
      <style:text-properties fo:language="ru" fo:country="RU" officeooo:rsid="000f5784" officeooo:paragraph-rsid="000f5784"/>
    </style:style>
    <style:style style:name="P75" style:family="paragraph" style:parent-style-name="Standard" style:list-style-name="L3">
      <style:text-properties fo:language="ru" fo:country="RU" officeooo:rsid="00390c80" officeooo:paragraph-rsid="00390c80"/>
    </style:style>
    <style:style style:name="P76" style:family="paragraph" style:parent-style-name="Standard" style:list-style-name="L3">
      <style:text-properties fo:language="ru" fo:country="RU" officeooo:rsid="00398b61" officeooo:paragraph-rsid="00398b61"/>
    </style:style>
    <style:style style:name="P77" style:family="paragraph" style:parent-style-name="Standard" style:list-style-name="L3">
      <style:text-properties fo:language="ru" fo:country="RU" officeooo:rsid="003b34ad" officeooo:paragraph-rsid="003b34ad"/>
    </style:style>
    <style:style style:name="P78" style:family="paragraph" style:parent-style-name="Standard" style:list-style-name="L1">
      <style:text-properties fo:language="en" fo:country="US" officeooo:rsid="000da8cc" officeooo:paragraph-rsid="000da8cc"/>
    </style:style>
    <style:style style:name="P79" style:family="paragraph" style:parent-style-name="Standard" style:list-style-name="L1">
      <style:text-properties fo:language="en" fo:country="US" officeooo:rsid="000e505c" officeooo:paragraph-rsid="000e505c"/>
    </style:style>
    <style:style style:name="P80" style:family="paragraph" style:parent-style-name="Standard" style:list-style-name="L3"/>
    <style:style style:name="P81" style:family="paragraph" style:parent-style-name="Table_20_Contents" style:list-style-name="L8">
      <style:paragraph-properties fo:text-align="start" style:justify-single-word="false"/>
      <style:text-properties officeooo:paragraph-rsid="00218528"/>
    </style:style>
    <style:style style:name="P82" style:family="paragraph" style:parent-style-name="Text_20_body" style:list-style-name="L2">
      <style:text-properties officeooo:rsid="000f4d96" officeooo:paragraph-rsid="000f4d96"/>
    </style:style>
    <style:style style:name="P83" style:family="paragraph" style:parent-style-name="Text_20_body" style:list-style-name="L2">
      <style:text-properties fo:language="ru" fo:country="RU" officeooo:rsid="000f4d96" officeooo:paragraph-rsid="000f4d96"/>
    </style:style>
    <style:style style:name="P84" style:family="paragraph" style:parent-style-name="Text_20_body" style:list-style-name="L4">
      <style:text-properties fo:language="ru" fo:country="RU" officeooo:rsid="001f7e4e" officeooo:paragraph-rsid="001f7e4e"/>
    </style:style>
    <style:style style:name="P85" style:family="paragraph" style:parent-style-name="Text_20_body" style:list-style-name="L4">
      <style:text-properties fo:language="ru" fo:country="RU" fo:font-weight="bold" officeooo:rsid="001f7e4e" officeooo:paragraph-rsid="001f7e4e" style:font-weight-asian="bold" style:font-weight-complex="bold"/>
    </style:style>
    <style:style style:name="P86" style:family="paragraph" style:parent-style-name="Text_20_body" style:list-style-name="L4">
      <style:text-properties fo:language="ru" fo:country="RU" officeooo:rsid="00204ad7" officeooo:paragraph-rsid="00204ad7"/>
    </style:style>
    <style:style style:name="P87" style:family="paragraph" style:parent-style-name="Text_20_body" style:list-style-name="L5">
      <style:text-properties fo:language="ru" fo:country="RU" officeooo:rsid="0024c10f" officeooo:paragraph-rsid="0024c10f"/>
    </style:style>
    <style:style style:name="P88" style:family="paragraph" style:parent-style-name="Text_20_body" style:list-style-name="L5">
      <style:text-properties fo:language="ru" fo:country="RU" officeooo:rsid="0024c10f" officeooo:paragraph-rsid="0024f107"/>
    </style:style>
    <style:style style:name="P89" style:family="paragraph" style:parent-style-name="Text_20_body" style:list-style-name="L6">
      <style:text-properties fo:language="ru" fo:country="RU" fo:font-weight="normal" officeooo:rsid="0024f107" officeooo:paragraph-rsid="0024f107" style:font-weight-asian="normal" style:font-weight-complex="normal"/>
    </style:style>
    <style:style style:name="P90" style:family="paragraph" style:parent-style-name="Text_20_body">
      <style:text-properties fo:language="ru" fo:country="RU" fo:font-weight="normal" officeooo:rsid="0025058e" officeooo:paragraph-rsid="0025058e" style:font-weight-asian="normal" style:font-weight-complex="normal"/>
    </style:style>
    <style:style style:name="P91" style:family="paragraph" style:parent-style-name="Text_20_body" style:list-style-name="L11">
      <style:text-properties fo:language="ru" fo:country="RU" fo:font-weight="normal" officeooo:rsid="0025058e" officeooo:paragraph-rsid="0025058e" style:font-weight-asian="normal" style:font-weight-complex="normal"/>
    </style:style>
    <style:style style:name="P92" style:family="paragraph" style:parent-style-name="Text_20_body">
      <style:text-properties fo:language="ru" fo:country="RU" fo:font-weight="normal" officeooo:rsid="0036a2ac" officeooo:paragraph-rsid="0036a2ac" style:font-weight-asian="normal" style:font-weight-complex="normal"/>
    </style:style>
    <style:style style:name="P93" style:family="paragraph" style:parent-style-name="Text_20_body" style:list-style-name="L12">
      <style:text-properties fo:language="ru" fo:country="RU" fo:font-weight="normal" officeooo:rsid="00262c54" officeooo:paragraph-rsid="00262c54" style:font-weight-asian="normal" style:font-weight-complex="normal"/>
    </style:style>
    <style:style style:name="P94" style:family="paragraph" style:parent-style-name="Text_20_body" style:list-style-name="L12">
      <style:text-properties fo:language="ru" fo:country="RU" fo:font-weight="normal" officeooo:rsid="00263615" officeooo:paragraph-rsid="0026e95f" style:font-weight-asian="normal" style:font-weight-complex="normal"/>
    </style:style>
    <style:style style:name="P95" style:family="paragraph" style:parent-style-name="Text_20_body" style:list-style-name="L12">
      <style:text-properties fo:language="ru" fo:country="RU" fo:font-weight="normal" officeooo:rsid="0026e95f" officeooo:paragraph-rsid="0026e95f" style:font-weight-asian="normal" style:font-weight-complex="normal"/>
    </style:style>
    <style:style style:name="P96" style:family="paragraph" style:parent-style-name="Text_20_body" style:list-style-name="L9">
      <style:text-properties fo:language="ru" fo:country="RU" officeooo:rsid="0021e83d" officeooo:paragraph-rsid="0021e83d"/>
    </style:style>
    <style:style style:name="P97" style:family="paragraph" style:parent-style-name="Text_20_body" style:list-style-name="L10">
      <style:text-properties fo:language="ru" fo:country="RU" officeooo:rsid="00236c6a" officeooo:paragraph-rsid="00236c6a"/>
    </style:style>
    <style:style style:name="P98" style:family="paragraph" style:parent-style-name="Text_20_body">
      <style:text-properties fo:language="ru" fo:country="RU" officeooo:rsid="00453c7c" officeooo:paragraph-rsid="00453c7c"/>
    </style:style>
    <style:style style:name="P99" style:family="paragraph" style:parent-style-name="Text_20_body" style:list-style-name="L4">
      <style:text-properties officeooo:paragraph-rsid="001f7e4e"/>
    </style:style>
    <style:style style:name="P100" style:family="paragraph" style:parent-style-name="Text_20_body" style:list-style-name="L4">
      <style:text-properties fo:language="en" fo:country="US" fo:font-weight="bold" officeooo:rsid="001f7e4e" officeooo:paragraph-rsid="001f7e4e" style:font-weight-asian="bold" style:font-weight-complex="bold"/>
    </style:style>
    <style:style style:name="P101" style:family="paragraph" style:parent-style-name="Text_20_body" style:list-style-name="L4">
      <style:text-properties fo:language="en" fo:country="US" fo:font-weight="bold" officeooo:rsid="00204ad7" officeooo:paragraph-rsid="00204ad7" style:font-weight-asian="bold" style:font-weight-complex="bold"/>
    </style:style>
    <style:style style:name="P102" style:family="paragraph" style:parent-style-name="Text_20_body">
      <style:text-properties fo:language="en" fo:country="US" fo:font-weight="bold" officeooo:rsid="0036a2ac" officeooo:paragraph-rsid="0036a2ac" style:font-weight-asian="bold" style:font-weight-complex="bold"/>
    </style:style>
    <style:style style:name="P103" style:family="paragraph" style:parent-style-name="Text_20_body" style:list-style-name="L5">
      <style:text-properties officeooo:paragraph-rsid="00243f0d"/>
    </style:style>
    <style:style style:name="P104" style:family="paragraph" style:parent-style-name="Text_20_body" style:list-style-name="L5">
      <style:text-properties officeooo:paragraph-rsid="0024c10f"/>
    </style:style>
    <style:style style:name="P105" style:family="paragraph" style:parent-style-name="Text_20_body" style:list-style-name="L5">
      <style:text-properties officeooo:rsid="0024f107" officeooo:paragraph-rsid="0024f107"/>
    </style:style>
    <style:style style:name="P106" style:family="paragraph" style:parent-style-name="Text_20_body" style:list-style-name="L6">
      <style:text-properties fo:font-weight="normal" officeooo:rsid="0024f107" officeooo:paragraph-rsid="0024f107" style:font-weight-asian="normal" style:font-weight-complex="normal"/>
    </style:style>
    <style:style style:name="P107" style:family="paragraph" style:parent-style-name="Text_20_body" style:list-style-name="L7">
      <style:text-properties officeooo:rsid="002b045b" officeooo:paragraph-rsid="002b045b"/>
    </style:style>
    <style:style style:name="T1" style:family="text">
      <style:text-properties fo:language="en" fo:country="US"/>
    </style:style>
    <style:style style:name="T2" style:family="text">
      <style:text-properties fo:language="en" fo:country="US" officeooo:rsid="000f5784"/>
    </style:style>
    <style:style style:name="T3" style:family="text">
      <style:text-properties fo:language="en" fo:country="US" officeooo:rsid="00111016"/>
    </style:style>
    <style:style style:name="T4" style:family="text">
      <style:text-properties fo:language="en" fo:country="US" officeooo:rsid="0012bea0"/>
    </style:style>
    <style:style style:name="T5" style:family="text">
      <style:text-properties fo:language="en" fo:country="US" officeooo:rsid="001f7e4e"/>
    </style:style>
    <style:style style:name="T6" style:family="text">
      <style:text-properties fo:language="en" fo:country="US" officeooo:rsid="00204ad7"/>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0204ad7" style:font-weight-asian="bold" style:font-weight-complex="bold"/>
    </style:style>
    <style:style style:name="T9" style:family="text">
      <style:text-properties fo:language="en" fo:country="US" fo:font-weight="bold" officeooo:rsid="002b045b" style:font-weight-asian="bold" style:font-weight-complex="bold"/>
    </style:style>
    <style:style style:name="T10" style:family="text">
      <style:text-properties fo:language="en" fo:country="US" fo:font-weight="bold" officeooo:rsid="0034e6d6" style:font-weight-asian="bold" style:font-weight-complex="bold"/>
    </style:style>
    <style:style style:name="T11" style:family="text">
      <style:text-properties fo:language="en" fo:country="US" officeooo:rsid="0021e83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24c10f" style:font-weight-asian="normal" style:font-weight-complex="normal"/>
    </style:style>
    <style:style style:name="T14" style:family="text">
      <style:text-properties fo:language="en" fo:country="US" fo:font-weight="normal" officeooo:rsid="00204ad7" style:font-weight-asian="normal" style:font-weight-complex="normal"/>
    </style:style>
    <style:style style:name="T15" style:family="text">
      <style:text-properties fo:language="en" fo:country="US" fo:font-weight="normal" officeooo:rsid="0034e6d6" style:font-weight-asian="normal" style:font-weight-complex="normal"/>
    </style:style>
    <style:style style:name="T16" style:family="text">
      <style:text-properties fo:language="en" fo:country="US" fo:font-weight="normal" officeooo:rsid="0036a2ac" style:font-weight-asian="normal" style:font-weight-complex="normal"/>
    </style:style>
    <style:style style:name="T17" style:family="text">
      <style:text-properties fo:language="en" fo:country="US" officeooo:rsid="002b045b"/>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36a2ac"/>
    </style:style>
    <style:style style:name="T20" style:family="text">
      <style:text-properties fo:language="en" fo:country="US" officeooo:rsid="0036c8bc"/>
    </style:style>
    <style:style style:name="T21" style:family="text">
      <style:text-properties fo:language="en" fo:country="US" officeooo:rsid="0037a1fa"/>
    </style:style>
    <style:style style:name="T22" style:family="text">
      <style:text-properties fo:language="en" fo:country="US" officeooo:rsid="00390c80"/>
    </style:style>
    <style:style style:name="T23" style:family="text">
      <style:text-properties fo:language="en" fo:country="US" officeooo:rsid="00243f0d"/>
    </style:style>
    <style:style style:name="T24" style:family="text">
      <style:text-properties fo:language="en" fo:country="US" officeooo:rsid="003d1643"/>
    </style:style>
    <style:style style:name="T25" style:family="text">
      <style:text-properties fo:language="en" fo:country="US" officeooo:rsid="0043f74a"/>
    </style:style>
    <style:style style:name="T26" style:family="text">
      <style:text-properties fo:language="ru" fo:country="RU"/>
    </style:style>
    <style:style style:name="T27" style:family="text">
      <style:text-properties fo:language="ru" fo:country="RU" officeooo:rsid="000e505c"/>
    </style:style>
    <style:style style:name="T28" style:family="text">
      <style:text-properties fo:language="ru" fo:country="RU" officeooo:rsid="0012bea0"/>
    </style:style>
    <style:style style:name="T29" style:family="text">
      <style:text-properties fo:language="ru" fo:country="RU" officeooo:rsid="0013be8e"/>
    </style:style>
    <style:style style:name="T30" style:family="text">
      <style:text-properties fo:language="ru" fo:country="RU" officeooo:rsid="001f7e4e"/>
    </style:style>
    <style:style style:name="T31" style:family="text">
      <style:text-properties fo:language="ru" fo:country="RU" officeooo:rsid="00204ad7"/>
    </style:style>
    <style:style style:name="T32" style:family="text">
      <style:text-properties fo:language="ru" fo:country="RU" officeooo:rsid="00218528"/>
    </style:style>
    <style:style style:name="T33" style:family="text">
      <style:text-properties fo:language="ru" fo:country="RU" fo:font-weight="bold" style:font-weight-asian="bold" style:font-weight-complex="bold"/>
    </style:style>
    <style:style style:name="T34" style:family="text">
      <style:text-properties fo:language="ru" fo:country="RU" fo:font-weight="bold" officeooo:rsid="00218528" style:font-weight-asian="bold" style:font-weight-complex="bold"/>
    </style:style>
    <style:style style:name="T35" style:family="text">
      <style:text-properties fo:language="ru" fo:country="RU" fo:font-weight="bold" officeooo:rsid="0024c10f" style:font-weight-asian="bold" style:font-weight-complex="bold"/>
    </style:style>
    <style:style style:name="T36" style:family="text">
      <style:text-properties fo:language="ru" fo:country="RU" fo:font-weight="bold" officeooo:rsid="0024f107" style:font-weight-asian="bold" style:font-weight-complex="bold"/>
    </style:style>
    <style:style style:name="T37" style:family="text">
      <style:text-properties fo:language="ru" fo:country="RU" fo:font-weight="bold" officeooo:rsid="002b045b" style:font-weight-asian="bold" style:font-weight-complex="bold"/>
    </style:style>
    <style:style style:name="T38" style:family="text">
      <style:text-properties fo:language="ru" fo:country="RU" fo:font-weight="bold" officeooo:rsid="0034e6d6" style:font-weight-asian="bold" style:font-weight-complex="bold"/>
    </style:style>
    <style:style style:name="T39" style:family="text">
      <style:text-properties fo:language="ru" fo:country="RU" fo:font-weight="bold" officeooo:rsid="00243f0d" style:font-weight-asian="bold" style:font-weight-complex="bold"/>
    </style:style>
    <style:style style:name="T40" style:family="text">
      <style:text-properties fo:language="ru" fo:country="RU" fo:font-weight="normal" style:font-weight-asian="normal" style:font-weight-complex="normal"/>
    </style:style>
    <style:style style:name="T41" style:family="text">
      <style:text-properties fo:language="ru" fo:country="RU" fo:font-weight="normal" officeooo:rsid="00218528" style:font-weight-asian="normal" style:font-weight-complex="normal"/>
    </style:style>
    <style:style style:name="T42" style:family="text">
      <style:text-properties fo:language="ru" fo:country="RU" fo:font-weight="normal" officeooo:rsid="0021e83d" style:font-weight-asian="normal" style:font-weight-complex="normal"/>
    </style:style>
    <style:style style:name="T43" style:family="text">
      <style:text-properties fo:language="ru" fo:country="RU" fo:font-weight="normal" officeooo:rsid="00236c6a" style:font-weight-asian="normal" style:font-weight-complex="normal"/>
    </style:style>
    <style:style style:name="T44" style:family="text">
      <style:text-properties fo:language="ru" fo:country="RU" fo:font-weight="normal" officeooo:rsid="0024c10f" style:font-weight-asian="normal" style:font-weight-complex="normal"/>
    </style:style>
    <style:style style:name="T45" style:family="text">
      <style:text-properties fo:language="ru" fo:country="RU" fo:font-weight="normal" officeooo:rsid="0024f107" style:font-weight-asian="normal" style:font-weight-complex="normal"/>
    </style:style>
    <style:style style:name="T46" style:family="text">
      <style:text-properties fo:language="ru" fo:country="RU" fo:font-weight="normal" officeooo:rsid="0034e6d6" style:font-weight-asian="normal" style:font-weight-complex="normal"/>
    </style:style>
    <style:style style:name="T47" style:family="text">
      <style:text-properties fo:language="ru" fo:country="RU" fo:font-weight="normal" officeooo:rsid="0036a2ac" style:font-weight-asian="normal" style:font-weight-complex="normal"/>
    </style:style>
    <style:style style:name="T48" style:family="text">
      <style:text-properties fo:language="ru" fo:country="RU" fo:font-weight="normal" officeooo:rsid="0040669c" style:font-weight-asian="normal" style:font-weight-complex="normal"/>
    </style:style>
    <style:style style:name="T49" style:family="text">
      <style:text-properties fo:language="ru" fo:country="RU" officeooo:rsid="0021e83d"/>
    </style:style>
    <style:style style:name="T50" style:family="text">
      <style:text-properties fo:language="ru" fo:country="RU" officeooo:rsid="00243f0d"/>
    </style:style>
    <style:style style:name="T51" style:family="text">
      <style:text-properties fo:language="ru" fo:country="RU" officeooo:rsid="0024c10f"/>
    </style:style>
    <style:style style:name="T52" style:family="text">
      <style:text-properties fo:language="ru" fo:country="RU" officeooo:rsid="0024f107"/>
    </style:style>
    <style:style style:name="T53" style:family="text">
      <style:text-properties fo:language="ru" fo:country="RU" fo:font-style="italic" style:font-style-asian="italic" style:font-style-complex="italic"/>
    </style:style>
    <style:style style:name="T54" style:family="text">
      <style:text-properties fo:language="ru" fo:country="RU" fo:font-style="italic" officeooo:rsid="002b045b" style:font-style-asian="italic" style:font-style-complex="italic"/>
    </style:style>
    <style:style style:name="T55" style:family="text">
      <style:text-properties fo:language="ru" fo:country="RU" officeooo:rsid="0025058e"/>
    </style:style>
    <style:style style:name="T56" style:family="text">
      <style:text-properties fo:language="ru" fo:country="RU" officeooo:rsid="00288a8a"/>
    </style:style>
    <style:style style:name="T57" style:family="text">
      <style:text-properties fo:language="ru" fo:country="RU" officeooo:rsid="002a3115"/>
    </style:style>
    <style:style style:name="T58" style:family="text">
      <style:text-properties fo:language="ru" fo:country="RU" officeooo:rsid="002b045b"/>
    </style:style>
    <style:style style:name="T59" style:family="text">
      <style:text-properties fo:language="ru" fo:country="RU" officeooo:rsid="0036a2ac"/>
    </style:style>
    <style:style style:name="T60" style:family="text">
      <style:text-properties fo:language="ru" fo:country="RU" officeooo:rsid="0036c8bc"/>
    </style:style>
    <style:style style:name="T61" style:family="text">
      <style:text-properties fo:language="ru" fo:country="RU" officeooo:rsid="0037a1fa"/>
    </style:style>
    <style:style style:name="T62" style:family="text">
      <style:text-properties fo:language="ru" fo:country="RU" officeooo:rsid="0037b744"/>
    </style:style>
    <style:style style:name="T63" style:family="text">
      <style:text-properties fo:language="ru" fo:country="RU" officeooo:rsid="003d1498"/>
    </style:style>
    <style:style style:name="T64" style:family="text">
      <style:text-properties fo:language="ru" fo:country="RU" officeooo:rsid="003d1643"/>
    </style:style>
    <style:style style:name="T65" style:family="text">
      <style:text-properties fo:language="ru" fo:country="RU" officeooo:rsid="0040669c"/>
    </style:style>
    <style:style style:name="T66" style:family="text">
      <style:text-properties fo:language="ru" fo:country="RU" officeooo:rsid="004299c9"/>
    </style:style>
    <style:style style:name="T67" style:family="text">
      <style:text-properties fo:language="ru" fo:country="RU" officeooo:rsid="0043f74a"/>
    </style:style>
    <style:style style:name="T68" style:family="text">
      <style:text-properties officeooo:rsid="000f4d96"/>
    </style:style>
    <style:style style:name="T69" style:family="text">
      <style:text-properties officeooo:rsid="000f5784"/>
    </style:style>
    <style:style style:name="T70" style:family="text">
      <style:text-properties officeooo:rsid="00111016"/>
    </style:style>
    <style:style style:name="T71" style:family="text">
      <style:text-properties officeooo:rsid="001f7e4e"/>
    </style:style>
    <style:style style:name="T72"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73" style:family="text">
      <style:text-properties style:font-name="Liberation Sans" fo:font-size="13.3000001907349pt" fo:font-style="italic" fo:font-weight="bold" officeooo:rsid="002e41ae" style:font-name-asian="Microsoft YaHei" style:font-size-asian="13.3000001907349pt" style:font-style-asian="italic" style:font-weight-asian="bold" style:font-name-complex="Arial" style:font-size-complex="13.3000001907349pt" style:font-style-complex="italic" style:font-weight-complex="bold"/>
    </style:style>
    <style:style style:name="T74" style:family="text">
      <style:text-properties fo:font-weight="bold" style:font-weight-asian="bold" style:font-weight-complex="bold"/>
    </style:style>
    <style:style style:name="T75" style:family="text">
      <style:text-properties fo:font-weight="bold" officeooo:rsid="0021e83d" style:font-weight-asian="bold" style:font-weight-complex="bold"/>
    </style:style>
    <style:style style:name="T76" style:family="text">
      <style:text-properties fo:font-weight="bold" officeooo:rsid="00236c6a" style:font-weight-asian="bold" style:font-weight-complex="bold"/>
    </style:style>
    <style:style style:name="T77" style:family="text">
      <style:text-properties fo:font-weight="bold" officeooo:rsid="00262c54" style:font-weight-asian="bold" style:font-weight-complex="bold"/>
    </style:style>
    <style:style style:name="T78" style:family="text">
      <style:text-properties officeooo:rsid="0021e83d"/>
    </style:style>
    <style:style style:name="T79" style:family="text">
      <style:text-properties officeooo:rsid="00236c6a"/>
    </style:style>
    <style:style style:name="T80" style:family="text">
      <style:text-properties officeooo:rsid="0024f107"/>
    </style:style>
    <style:style style:name="T81" style:family="text">
      <style:text-properties officeooo:rsid="00262c54"/>
    </style:style>
    <style:style style:name="T82" style:family="text">
      <style:text-properties officeooo:rsid="0026e95f"/>
    </style:style>
    <style:style style:name="T83" style:family="text">
      <style:text-properties officeooo:rsid="00288a8a"/>
    </style:style>
    <style:style style:name="T84" style:family="text">
      <style:text-properties officeooo:rsid="002b85be"/>
    </style:style>
    <style:style style:name="T85" style:family="text">
      <style:text-properties officeooo:rsid="002c1d14"/>
    </style:style>
    <style:style style:name="T86" style:family="text">
      <style:text-properties officeooo:rsid="002d0fd0"/>
    </style:style>
    <style:style style:name="T87" style:family="text">
      <style:text-properties officeooo:rsid="002e41ae"/>
    </style:style>
    <style:style style:name="T88" style:family="text">
      <style:text-properties officeooo:rsid="00300c44"/>
    </style:style>
    <style:style style:name="T89" style:family="text">
      <style:text-properties officeooo:rsid="0036a2ac"/>
    </style:style>
    <style:style style:name="T90" style:family="text">
      <style:text-properties officeooo:rsid="0036c8bc"/>
    </style:style>
    <style:style style:name="T91" style:family="text">
      <style:text-properties officeooo:rsid="00390c80"/>
    </style:style>
    <style:style style:name="T92" style:family="text">
      <style:text-properties officeooo:rsid="00398b61"/>
    </style:style>
    <style:style style:name="T93" style:family="text">
      <style:text-properties officeooo:rsid="003b34ad"/>
    </style:style>
    <style:style style:name="T94" style:family="text">
      <style:text-properties officeooo:rsid="003c9a8a"/>
    </style:style>
    <style:style style:name="T95" style:family="text">
      <style:text-properties officeooo:rsid="003d1498"/>
    </style:style>
    <style:style style:name="T96" style:family="text">
      <style:text-properties officeooo:rsid="003d1643"/>
    </style:style>
    <style:style style:name="T97" style:family="text">
      <style:text-properties officeooo:rsid="003ed55b"/>
    </style:style>
    <style:style style:name="T98" style:family="text">
      <style:text-properties officeooo:rsid="0040669c"/>
    </style:style>
    <style:style style:name="T99" style:family="text">
      <style:text-properties officeooo:rsid="00419cf8"/>
    </style:style>
    <style:style style:name="T100" style:family="text">
      <style:text-properties officeooo:rsid="004299c9"/>
    </style:style>
    <style:style style:name="T101" style:family="text">
      <style:text-properties officeooo:rsid="0043f74a"/>
    </style:style>
    <style:style style:name="T102" style:family="text">
      <style:text-properties officeooo:rsid="00453c7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658cm" fo:text-indent="-0.635cm" fo:margin-left="2.658cm"/>
        </style:list-level-properties>
      </text:list-level-style-number>
      <text:list-level-style-bullet text:level="4" text:bullet-char="•">
        <style:list-level-properties text:list-level-position-and-space-mode="label-alignment">
          <style:list-level-label-alignment text:label-followed-by="listtab" text:list-tab-stop-position="3.293cm" fo:text-indent="-0.635cm" fo:margin-left="3.293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928cm" fo:text-indent="-0.635cm" fo:margin-left="3.92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563cm" fo:text-indent="-0.635cm" fo:margin-left="4.563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198cm" fo:text-indent="-0.635cm" fo:margin-left="5.19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833cm" fo:text-indent="-0.635cm" fo:margin-left="5.833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468cm" fo:text-indent="-0.635cm" fo:margin-left="6.468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103cm" fo:text-indent="-0.635cm" fo:margin-left="7.103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Инструкция по установке и использованию <text:span text:style-name="T1">ElectricityController version3</text:span></text:p>
      <text:p text:style-name="P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text:a xlink:type="simple" xlink:href="#__RefHeading___Toc106_4205402476" text:style-name="Index_20_Link" text:visited-style-name="Index_20_Link">Краткое описание<text:tab/>2</text:a></text:p>
          <text:p text:style-name="P2"><text:a xlink:type="simple" xlink:href="#__RefHeading___Toc108_4205402476" text:style-name="Index_20_Link" text:visited-style-name="Index_20_Link">Сборка системы<text:tab/>2</text:a></text:p>
          <text:p text:style-name="P3"><text:a xlink:type="simple" xlink:href="#__RefHeading___Toc110_4205402476" text:style-name="Index_20_Link" text:visited-style-name="Index_20_Link">Комплектация<text:tab/>2</text:a></text:p>
          <text:p text:style-name="P3"><text:a xlink:type="simple" xlink:href="#__RefHeading___Toc112_4205402476" text:style-name="Index_20_Link" text:visited-style-name="Index_20_Link">Сборка системы<text:tab/>2</text:a></text:p>
          <text:p text:style-name="P4"><text:a xlink:type="simple" xlink:href="#__RefHeading___Toc240_3173151387" text:style-name="Index_20_Link" text:visited-style-name="Index_20_Link">Установка операционной системы<text:tab/>2</text:a></text:p>
          <text:p text:style-name="P4"><text:a xlink:type="simple" xlink:href="#__RefHeading___Toc655_3173151387" text:style-name="Index_20_Link" text:visited-style-name="Index_20_Link">Соединение элементов<text:tab/>2</text:a></text:p>
          <text:p text:style-name="P4"><text:a xlink:type="simple" xlink:href="#__RefHeading___Toc620_3173151387" text:style-name="Index_20_Link" text:visited-style-name="Index_20_Link">Подключение часов реального времени<text:tab/>3</text:a></text:p>
          <text:p text:style-name="P4"><text:a xlink:type="simple" xlink:href="#__RefHeading___Toc618_3173151387" text:style-name="Index_20_Link" text:visited-style-name="Index_20_Link">Подключение температурного датчика<text:tab/>3</text:a></text:p>
          <text:p text:style-name="P3"><text:a xlink:type="simple" xlink:href="#__RefHeading___Toc242_3173151387" text:style-name="Index_20_Link" text:visited-style-name="Index_20_Link">Установка и настройка программного обеспечения<text:tab/>3</text:a></text:p>
          <text:p text:style-name="P4"><text:a xlink:type="simple" xlink:href="#__RefHeading___Toc689_3173151387" text:style-name="Index_20_Link" text:visited-style-name="Index_20_Link">Установка<text:tab/>3</text:a></text:p>
          <text:p text:style-name="P4"><text:a xlink:type="simple" xlink:href="#__RefHeading___Toc246_3173151387" text:style-name="Index_20_Link" text:visited-style-name="Index_20_Link">Настройка общих параметров работы системы<text:tab/>4</text:a></text:p>
          <text:p text:style-name="P4"><text:a xlink:type="simple" xlink:href="#__RefHeading___Toc218_3173151387" text:style-name="Index_20_Link" text:visited-style-name="Index_20_Link">Настройка параметров работы устройств<text:tab/>4</text:a></text:p>
          <text:p text:style-name="P2"><text:a xlink:type="simple" xlink:href="#__RefHeading___Toc371_3173151387" text:style-name="Index_20_Link" text:visited-style-name="Index_20_Link">Эксплуатация системы<text:tab/>5</text:a></text:p>
          <text:p text:style-name="P3"><text:a xlink:type="simple" xlink:href="#__RefHeading___Toc249_3173151387" text:style-name="Index_20_Link" text:visited-style-name="Index_20_Link">Режимы работы устройств<text:tab/>5</text:a></text:p>
          <text:p text:style-name="P4"><text:a xlink:type="simple" xlink:href="#__RefHeading___Toc304_3173151387" text:style-name="Index_20_Link" text:visited-style-name="Index_20_Link">Режим выходного дня<text:tab/>5</text:a></text:p>
          <text:p text:style-name="P4"><text:a xlink:type="simple" xlink:href="#__RefHeading___Toc373_3173151387" text:style-name="Index_20_Link" text:visited-style-name="Index_20_Link">Режим ночного </text:a><text:a xlink:type="simple" xlink:href="#__RefHeading___Toc373_3173151387" text:style-name="Index_20_Link" text:visited-style-name="Index_20_Link">подогрева</text:a><text:a xlink:type="simple" xlink:href="#__RefHeading___Toc373_3173151387" text:style-name="Index_20_Link" text:visited-style-name="Index_20_Link"><text:tab/>6</text:a></text:p>
          <text:p text:style-name="P4"><text:a xlink:type="simple" xlink:href="#__RefHeading___Toc375_3173151387" text:style-name="Index_20_Link" text:visited-style-name="Index_20_Link">Режим вечернего подогрева<text:tab/>6</text:a></text:p>
          <text:p text:style-name="P4"><text:a xlink:type="simple" xlink:href="#__RefHeading___Toc377_3173151387" text:style-name="Index_20_Link" text:visited-style-name="Index_20_Link">Режим экономии в ночное время суток<text:tab/>6</text:a></text:p>
          <text:p text:style-name="P4"><text:a xlink:type="simple" xlink:href="#__RefHeading___Toc379_3173151387" text:style-name="Index_20_Link" text:visited-style-name="Index_20_Link">Режим </text:a><text:a xlink:type="simple" xlink:href="#__RefHeading___Toc379_3173151387" text:style-name="Index_20_Link" text:visited-style-name="Index_20_Link">обогрева при низкой </text:a><text:a xlink:type="simple" xlink:href="#__RefHeading___Toc379_3173151387" text:style-name="Index_20_Link" text:visited-style-name="Index_20_Link">температуре<text:tab/>7</text:a></text:p>
          <text:p text:style-name="P4"><text:a xlink:type="simple" xlink:href="#__RefHeading___Toc381_3173151387" text:style-name="Index_20_Link" text:visited-style-name="Index_20_Link">Режим временной работы<text:tab/>7</text:a></text:p>
          <text:p text:style-name="P4"><text:a xlink:type="simple" xlink:href="#__RefHeading___Toc508_3173151387" text:style-name="Index_20_Link" text:visited-style-name="Index_20_Link">Альтернативные способы применения<text:tab/>7</text:a></text:p>
          <text:p text:style-name="P3"><text:a xlink:type="simple" xlink:href="#__RefHeading___Toc510_3173151387" text:style-name="Index_20_Link" text:visited-style-name="Index_20_Link">Диагностика и отладка системы<text:tab/>8</text:a></text:p>
          <text:p text:style-name="P2"><text:a xlink:type="simple" xlink:href="#__RefHeading___Toc189_3173151387" text:style-name="Index_20_Link" text:visited-style-name="Index_20_Link">Приложения<text:tab/>9</text:a></text:p>
          <text:p text:style-name="P3"><text:a xlink:type="simple" xlink:href="#__RefHeading___Toc212_3173151387" text:style-name="Index_20_Link" text:visited-style-name="Index_20_Link">Файл общей настройки работы системы<text:tab/>9</text:a></text:p>
          <text:p text:style-name="P3"><text:a xlink:type="simple" xlink:href="#__RefHeading___Toc214_3173151387" text:style-name="Index_20_Link" text:visited-style-name="Index_20_Link">Файл настройки работы устройства<text:tab/>10</text:a></text:p>
        </text:index-body>
      </text:table-of-content>
      <text:h text:style-name="Heading_20_1" text:outline-level="1"><text:bookmark-start text:name="__RefHeading___Toc216_3173151387"/><text:bookmark-end text:name="__RefHeading___Toc216_3173151387"/></text:h>
      <text:h text:style-name="Heading_20_1" text:outline-level="1"/>
      <text:h text:style-name="P5" text:outline-level="1"><text:bookmark-start text:name="__RefHeading___Toc106_4205402476"/>Краткое описание<text:bookmark-end text:name="__RefHeading___Toc106_4205402476"/></text:h>
      <text:p text:style-name="P7">Данная программа позволяет управлять питанием устройств подключенных через плату реле <text:span text:style-name="T1">Raspberry Pi. </text:span>Переключение питания может происходить либо по периодическому принципу на основе дней недели, либо в четко заданные временные промежутки. </text:p>
      <text:p text:style-name="P7"/>
      <text:h text:style-name="Heading_20_1" text:outline-level="1"><text:bookmark-start text:name="__RefHeading___Toc108_4205402476"/>Сборка системы<text:bookmark-end text:name="__RefHeading___Toc108_4205402476"/></text:h>
      <text:h text:style-name="P65" text:outline-level="2"><text:bookmark-start text:name="__RefHeading___Toc110_4205402476"/>Комплектация<text:bookmark-end text:name="__RefHeading___Toc110_4205402476"/></text:h>
      <text:p text:style-name="P7">Для сборки системы требуются следующие элементы:<text:line-break/></text:p>
      <text:list xml:id="list1010064232" text:style-name="L1">
        <text:list-item>
          <text:p text:style-name="P71">микрокомпьютер <text:span text:style-name="T1">Raspberry Pi </text:span><text:span text:style-name="T70">любой версии </text:span><text:span text:style-name="T3">(</text:span><text:span text:style-name="T70">но с установленными пинами </text:span><text:span text:style-name="T3">GPIO</text:span><text:span text:style-name="T70">)</text:span></text:p>
        </text:list-item>
        <text:list-item>
          <text:p text:style-name="P78"><text:span text:style-name="T68">mirco </text:span>SD <text:span text:style-name="T26">карта для операционной системы </text:span>Raspbian <text:span text:style-name="T26">и памяти (для полной версии </text:span>Raspbian <text:span text:style-name="T26">можно использовать от 8Гб, лучше 16Гб)</text:span></text:p>
        </text:list-item>
        <text:list-item>
          <text:p text:style-name="P72">адаптер для подключения <text:span text:style-name="T1">micro SD </text:span>карты к компьютеру <text:span text:style-name="T69">(чаще всего, адаптер </text:span><text:span text:style-name="T2">mircoSD-SD</text:span><text:span text:style-name="T69">)</text:span></text:p>
        </text:list-item>
        <text:list-item>
          <text:p text:style-name="P78"><text:span text:style-name="T26">блок питания </text:span>micro USB <text:span text:style-name="T26">или </text:span>USB-C <text:span text:style-name="T100">(</text:span><text:span text:style-name="T26">в зависимости от типа </text:span>Raspberry Pi<text:span text:style-name="T100">)</text:span> <text:span text:style-name="T26">на 5</text:span>V<text:span text:style-name="T26"> и от 2,5</text:span>A, <text:span text:style-name="T26">лучше 3А</text:span></text:p>
        </text:list-item>
        <text:list-item>
          <text:p text:style-name="P78"><text:span text:style-name="T26">плата реле для </text:span>Raspberry Pi <text:span text:style-name="T26">на нужное количество </text:span><text:span text:style-name="T27">контактов</text:span></text:p>
        </text:list-item>
        <text:list-item>
          <text:p text:style-name="P79"><text:span text:style-name="T26">соединительные провода </text:span>Dupont <text:span text:style-name="T26">типа «мама»-«мама» для подключения платы реле к </text:span>Raspberry Pi</text:p>
        </text:list-item>
      </text:list>
      <text:p text:style-name="P8">опциональные элементы:</text:p>
      <text:list xml:id="list130040400499685" text:continue-numbering="true" text:style-name="L1">
        <text:list-item>
          <text:p text:style-name="P73">часы реального времени и элемент питания <text:span text:style-name="T1">CR2032</text:span></text:p>
        </text:list-item>
        <text:list-item>
          <text:p text:style-name="P73">экран или монитор с <text:span text:style-name="T1">HDMI </text:span>разъемом подключения</text:p>
        </text:list-item>
        <text:list-item>
          <text:p text:style-name="P74">мышь и клавиатура</text:p>
        </text:list-item>
      </text:list>
      <text:h text:style-name="Heading_20_2" text:outline-level="2"><text:bookmark-start text:name="__RefHeading___Toc112_4205402476"/>Сборка <text:span text:style-name="T31">системы</text:span><text:bookmark-end text:name="__RefHeading___Toc112_4205402476"/></text:h>
      <text:h text:style-name="P67" text:outline-level="3"><text:bookmark-start text:name="__RefHeading___Toc240_3173151387"/>Установка операционной системы<text:bookmark-end text:name="__RefHeading___Toc240_3173151387"/></text:h>
      <text:p text:style-name="P35">По установке операционной системы и ее начальной настройке есть много инструкций и видео. Так как этот процесс со временем меняется, нет смысла описывать существующую на данный момент процедуру. В целом процесс состоит из следующих шагов:</text:p>
      <text:list xml:id="list509034122" text:style-name="L2">
        <text:list-item>
          <text:p text:style-name="P82">Скачать с <text:a xlink:type="simple" xlink:href="https://www.raspberrypi.org/software/" text:style-name="Internet_20_link" text:visited-style-name="Visited_20_Internet_20_Link">официального сайта</text:a> образ последней <text:span text:style-name="T26">версии </text:span>системы <text:span text:style-name="T1">Raspbian </text:span><text:span text:style-name="T28">с базовыми программами (можно установить чистую систему без лишнего ПО, но тогда придется устанавливать </text:span><text:span text:style-name="T4">Python3 </text:span><text:span text:style-name="T28">самостоятельно)</text:span></text:p>
        </text:list-item>
        <text:list-item>
          <text:p text:style-name="P83">Установить приложение для записи образа на <text:span text:style-name="T1">SD </text:span>карту (например, <text:a xlink:type="simple" xlink:href="https://www.sdcard.org/downloads/formatter/" text:style-name="Internet_20_link" text:visited-style-name="Visited_20_Internet_20_Link"><text:span text:style-name="T1">SD Card Formatter</text:span></text:a>)</text:p>
        </text:list-item>
        <text:list-item>
          <text:p text:style-name="P83">Записать скачанный образ системы на <text:span text:style-name="T1">mirco SD </text:span>карту</text:p>
        </text:list-item>
      </text:list>
      <text:h text:style-name="P68" text:outline-level="3"><text:bookmark-start text:name="__RefHeading___Toc655_3173151387"/>Соединение элементов<text:bookmark-end text:name="__RefHeading___Toc655_3173151387"/></text:h>
      <text:p text:style-name="P12">Важно: любые соединения, включая подключение или отключения контактов <text:span text:style-name="T1">GPIO </text:span><text:span text:style-name="T22">Raspberry Pi </text:span><text:span text:style-name="T26">нужно производить только при выключенном питании.</text:span></text:p>
      <text:list xml:id="list998812678" text:style-name="L3">
        <text:list-item>
          <text:p text:style-name="P80"><text:span text:style-name="T91">Установить </text:span><text:span text:style-name="T22">micro SD </text:span><text:span text:style-name="T91">карту</text:span> <text:span text:style-name="T91">в гнездо </text:span><text:span text:style-name="T22">Raspberry Pi</text:span></text:p>
        </text:list-item>
        <text:list-item>
          <text:p text:style-name="P75"><text:soft-page-break/>Подключить <text:span text:style-name="T92">соединительными проводами </text:span>плату реле к <text:span text:style-name="T1">GPIO Raspberry Pi: </text:span>питание подключить к пину 5<text:span text:style-name="T1">V, </text:span>землю к одному из пинов <text:span text:style-name="T1">GND, </text:span>остальные контакты к любым свободным каналам <text:span text:style-name="T1">GPIO</text:span></text:p>
        </text:list-item>
        <text:list-item>
          <text:p text:style-name="P76">Подключить блок питания к <text:span text:style-name="T22">Raspberry Pi</text:span></text:p>
        </text:list-item>
        <text:list-item>
          <text:p text:style-name="P76">Удобнее по крайней мере в первый раз подключить мышку, клавиатуру и <text:span text:style-name="T93">дисплей</text:span>, но можно и без них подключиться через <text:a xlink:type="simple" xlink:href="https://www.tomshardware.com/reviews/raspberry-pi-headless-setup-how-to,6028.html" text:style-name="Internet_20_link" text:visited-style-name="Visited_20_Internet_20_Link"><text:span text:style-name="T1">SSH </text:span></text:a><text:a xlink:type="simple" xlink:href="https://www.tomshardware.com/reviews/raspberry-pi-headless-setup-how-to,6028.html" text:style-name="Internet_20_link" text:visited-style-name="Visited_20_Internet_20_Link">и </text:a><text:a xlink:type="simple" xlink:href="https://www.tomshardware.com/reviews/raspberry-pi-headless-setup-how-to,6028.html" text:style-name="Internet_20_link" text:visited-style-name="Visited_20_Internet_20_Link"><text:span text:style-name="T1">VNC</text:span></text:a></text:p>
        </text:list-item>
        <text:list-item>
          <text:p text:style-name="P76">Так же можно подключить температурный датчик (<text:bookmark-ref text:reference-format="text" text:ref-name="__RefHeading___Toc618_3173151387">Подключение температурного датчика</text:bookmark-ref>) и часы (<text:bookmark-ref text:reference-format="text" text:ref-name="__RefHeading___Toc620_3173151387">Подключение часов реального времени</text:bookmark-ref>), но этот этап можно отложить до окончания сборки и проверки работоспособности системы.</text:p>
        </text:list-item>
        <text:list-item>
          <text:p text:style-name="P77">Подключение нагрузки к реле так же не является обязательным на начальном этапе, это можно так же сделать позднее.</text:p>
        </text:list-item>
      </text:list>
      <text:h text:style-name="P69" text:outline-level="3"><text:bookmark-start text:name="__RefHeading___Toc620_3173151387"/>Подключение часов реального времени<text:bookmark-end text:name="__RefHeading___Toc620_3173151387"/></text:h>
      <text:p text:style-name="P10"><text:span text:style-name="T90">В микрокомпьютере </text:span><text:span text:style-name="T20">Raspberry Pi </text:span><text:span text:style-name="T60">нет встроенных часов. Системное время «идет» только пока компьютер включен. При этом для корректного использования данной системы необходимо, чтобы время никогда не сбивалось. По умолчанию подстройка времени происходит при включении через интернет. Если подключения к сети нет (или для страховки от таких случаев) нужно подключить к </text:span><text:span text:style-name="T20">Raspberry Pi </text:span><text:span text:style-name="T60">часы реального времени. Наиболее надежными являются модули на основе чипа </text:span><text:span text:style-name="T20">DS3231. </text:span><text:span text:style-name="T61">В </text:span><text:a xlink:type="simple" xlink:href="https://www.raspberrypi-spy.co.uk/2015/05/adding-a-ds3231-real-time-clock-to-the-raspberry-pi/" text:style-name="Internet_20_link" text:visited-style-name="Visited_20_Internet_20_Link">этой статье</text:a><text:span text:style-name="T61"> есть подробное описание подключения и настройки часов по протоколу </text:span><text:span text:style-name="T21">I2C. </text:span></text:p>
      <text:h text:style-name="Heading_20_3" text:outline-level="3"><text:bookmark-start text:name="__RefHeading___Toc618_3173151387"/>Подключение температурного датчика<text:bookmark-end text:name="__RefHeading___Toc618_3173151387"/></text:h>
      <text:p text:style-name="P11">Температурный датчик позволяет включать нагревательные устройства при слишком низкой температуре. <text:span text:style-name="T26">Данная система работа</text:span><text:span text:style-name="T62">ет</text:span><text:span text:style-name="T26"> с датчиком</text:span><text:span text:style-name="T1"> DS18B20. </text:span><text:span text:style-name="T62">В </text:span><text:a xlink:type="simple" xlink:href="https://www.circuitbasics.com/raspberry-pi-ds18b20-temperature-sensor-tutorial/" text:style-name="Internet_20_link" text:visited-style-name="Visited_20_Internet_20_Link"><text:span text:style-name="T66">этой статье</text:span></text:a><text:span text:style-name="T62"> есть описание подключения и настройки </text:span><text:span text:style-name="T66">такого</text:span><text:span text:style-name="T62"> датчика. </text:span></text:p>
      <text:p text:style-name="P11"><text:span text:style-name="T62">Этот датчик имеет герметичное исполнение с длинным проводом и поэтому может использоваться на открытом воздухе. </text:span><text:span text:style-name="T63">Датчик должен быть установлен именно на улице, так как подключенные устройства могут находиться в разных частях дома, а датчик для них всех используется один. </text:span><text:span text:style-name="T66">Кроме того, р</text:span><text:span text:style-name="T64">асположение его в теплом помещении может привести к некорректной работе: в том помещении, где находится датчик будет работать по сути режим поддержки температуры, в то время как в других помещениях обогрев будет работать хаотически</text:span><text:span text:style-name="T63">. </text:span></text:p>
      <text:p text:style-name="Standard"/>
      <text:h text:style-name="Heading_20_2" text:outline-level="2"><text:bookmark-start text:name="__RefHeading___Toc242_3173151387"/>Установка <text:span text:style-name="T94">и настройка </text:span>программного обеспечения<text:bookmark-end text:name="__RefHeading___Toc242_3173151387"/></text:h>
      <text:h text:style-name="Heading_20_3" text:outline-level="3"><text:bookmark-start text:name="__RefHeading___Toc689_3173151387"/><text:span text:style-name="T31">У</text:span><text:span text:style-name="T26">становка</text:span><text:bookmark-end text:name="__RefHeading___Toc689_3173151387"/></text:h>
      <text:p text:style-name="P64"><text:span text:style-name="T31">Для автоматической установки ПО нужно, чтобы </text:span><text:span text:style-name="T6">Raspberry Pi </text:span><text:span text:style-name="T31">был подключен к интернету.</text:span></text:p>
      <text:list xml:id="list726449993" text:style-name="L4">
        <text:list-item>
          <text:p text:style-name="P99"><text:span text:style-name="T71">Скопировать </text:span><text:span text:style-name="T30">установочный скрипт «</text:span><text:span text:style-name="T5">install.sh</text:span><text:span text:style-name="T30">» на </text:span><text:span text:style-name="T5">Raspberry Pi</text:span><text:span text:style-name="T30">, например на рабочий стол. </text:span></text:p>
        </text:list-item>
        <text:list-item>
          <text:p text:style-name="P84">Открыть в терминале расположение установочного скрипта и <text:span text:style-name="T96">дать</text:span> ему права запуска:</text:p>
          <text:p text:style-name="P100">cd ~/Desktop</text:p>
          <text:p text:style-name="P85"><text:span text:style-name="T1">chmod +x install.sh</text:span> </text:p>
        </text:list-item>
        <text:list-item>
          <text:p text:style-name="P84">Запустить установочный скрипт командой</text:p>
          <text:p text:style-name="P85">./<text:span text:style-name="T1">install.</text:span><text:span text:style-name="T6">sh</text:span></text:p>
          <text:p text:style-name="P86"><text:soft-page-break/>Скрипт скачает программу с <text:span text:style-name="T1">github,</text:span> установит ее и добавит автозапуск. Программа будет установлена в каталог</text:p>
          <text:p text:style-name="P101">Documents/Projects/Controller</text:p>
        </text:list-item>
      </text:list>
      <text:p text:style-name="P43"><text:span text:style-name="T50">После окончания установки нужно внести необходимые изменения в файлы настройки в каталоге </text:span><text:span text:style-name="T39">config</text:span><text:span text:style-name="T23">. </text:span><text:span text:style-name="T50">Это текстовые файлы, и изменения можно </text:span><text:span text:style-name="T64">сделать</text:span><text:span text:style-name="T50"> в обычном текстовом редакторе.</text:span></text:p>
      <text:h text:style-name="Heading_20_3" text:outline-level="3"><text:bookmark-start text:name="__RefHeading___Toc246_3173151387"/>Настройка общих параметров работы системы<text:bookmark-end text:name="__RefHeading___Toc246_3173151387"/></text:h>
      <text:list xml:id="list548887633" text:style-name="L5">
        <text:list-item>
          <text:p text:style-name="P103"><text:span text:style-name="T50">В файле </text:span><text:span text:style-name="T8">global_config.conf</text:span><text:span text:style-name="T50"> в раздел </text:span><text:span text:style-name="T34">relay_pins </text:span><text:span text:style-name="T50">нужно внести значения номеров пинов </text:span><text:span text:style-name="T24">GPIO</text:span><text:span text:style-name="T50">, к которым подключены реле. </text:span><text:span text:style-name="T56">Формат этого файла и з</text:span><text:span text:style-name="T50">начения по умолчанию описаны в </text:span><text:span text:style-name="T57">главе </text:span><text:span text:style-name="T56"><text:bookmark-ref text:reference-format="text" text:ref-name="__RefHeading___Toc212_3173151387">Файл общей настройки работы системы</text:bookmark-ref></text:span><text:span text:style-name="T51">. При необходимости можно добавить или убрать лишние элементы из этого списка.</text:span></text:p>
        </text:list-item>
        <text:list-item>
          <text:p text:style-name="P87">Если температурный датчик не используется, нужно изменить значение параметра <text:span text:style-name="T74">useTemperatureSensor</text:span> в разделе <text:span text:style-name="T75">settings</text:span> на <text:span text:style-name="T1">false.</text:span></text:p>
        </text:list-item>
        <text:list-item>
          <text:p text:style-name="P88">В случае использования температурного датчика нужно так же выполнить следующие де<text:span text:style-name="T80">й</text:span>ствия <text:span text:style-name="T80">с параметрами из </text:span>группы <text:span text:style-name="T76">thermostatSettings</text:span>:</text:p>
          <text:list>
            <text:list-item>
              <text:p text:style-name="P104"><text:span text:style-name="T51">Записать расположение файла данных </text:span><text:span text:style-name="T22">w1_slave, </text:span><text:span text:style-name="T52">получаемых</text:span><text:span text:style-name="T51"> с датчика в параметр </text:span><text:span text:style-name="T35">temperatureSensorPath</text:span><text:span text:style-name="T43">.</text:span></text:p>
            </text:list-item>
            <text:list-item>
              <text:p text:style-name="P105"><text:span text:style-name="T43">П</text:span><text:span text:style-name="T40">ри необходимости можно изменить стандартную температуру включения термостата, равную 1.5 градусов Цельсия. Она задается параметром </text:span><text:span text:style-name="T33">lowTemperatureValue</text:span><text:span text:style-name="T43">.</text:span></text:p>
            </text:list-item>
            <text:list-item>
              <text:p text:style-name="P104"><text:span text:style-name="T43">Е</text:span><text:span text:style-name="T44">сли температурный датчик никогда не оказыв</text:span><text:span text:style-name="T45">а</text:span><text:span text:style-name="T44">ется под прямыми солнечными лучами в течение дня, нужно изменить параметр </text:span><text:span text:style-name="T35">useSunHeatingCorrection</text:span><text:span text:style-name="T44"> на </text:span><text:span text:style-name="T13">false</text:span><text:span text:style-name="T44">.</text:span></text:p>
            </text:list-item>
            <text:list-item>
              <text:p text:style-name="P105"><text:span text:style-name="T44">Е</text:span><text:span text:style-name="T40">сли температурный датчик в течение дня может оказаться под нагревом от солнца, нужно внести примерное время такого воздействия в параметры </text:span><text:span text:style-name="T33">startOfTheSunHeating</text:span><text:span text:style-name="T40"> (время начала) и </text:span><text:span text:style-name="T33">endOfTheSunHeating</text:span><text:span text:style-name="T40"> (время окончания).</text:span></text:p>
            </text:list-item>
          </text:list>
        </text:list-item>
      </text:list>
      <text:h text:style-name="P70" text:outline-level="3"><text:bookmark-start text:name="__RefHeading___Toc218_3173151387"/><text:span text:style-name="T52">Настройка параметров работы устройств</text:span> <text:bookmark-end text:name="__RefHeading___Toc218_3173151387"/></text:h>
      <text:p text:style-name="P45">В каталоге <text:span text:style-name="T7">config</text:span><text:span text:style-name="T1"> </text:span><text:span text:style-name="T26">в</text:span>се файлы, кроме файла <text:s/><text:span text:style-name="T8">global_config.conf</text:span><text:span text:style-name="T6"> </text:span><text:span text:style-name="T26">являются файлами, описывающими работу устройств, подключенных через плату реле. По умолчанию там есть следующие файлы </text:span><text:span text:style-name="T57">(для моей дачи)</text:span><text:span text:style-name="T26">:</text:span></text:p>
      <text:list xml:id="list3007870927" text:style-name="L6">
        <text:list-item>
          <text:p text:style-name="P89">Bathroom.conf — обогрев ванной комнаты</text:p>
        </text:list-item>
        <text:list-item>
          <text:p text:style-name="P106"><text:span text:style-name="T26">Flour.conf — </text:span><text:span text:style-name="T57">теплый пол</text:span></text:p>
        </text:list-item>
        <text:list-item>
          <text:p text:style-name="P89">NewHouse.conf — обогрев «нового» дома</text:p>
        </text:list-item>
        <text:list-item>
          <text:p text:style-name="P89">OldHouse.conf — обогрев «старого» дома</text:p>
        </text:list-item>
        <text:list-item>
          <text:p text:style-name="P89">Water.conf — водонагреватель</text:p>
        </text:list-item>
      </text:list>
      <text:p text:style-name="P46"><text:soft-page-break/><text:span text:style-name="T26">Для другой системы нужно </text:span><text:span text:style-name="T57">сделать</text:span><text:span text:style-name="T26"> свои файлы. Тем не менее, лучше не создавать новые файлы с нуля, а взять существующие, переименовать их и внести необходимые изменения. Это позволит избежать проблем с синтаксисом и форматированием. </text:span><text:span text:style-name="T56">В </text:span><text:span text:style-name="T57">главе</text:span><text:span text:style-name="T56"> </text:span><text:span text:style-name="T56"><text:bookmark-ref text:reference-format="text" text:ref-name="__RefHeading___Toc214_3173151387">Файл настройки работы устройства</text:bookmark-ref></text:span><text:span text:style-name="T56"><text:s/></text:span><text:span text:style-name="T57">описывается формат такого файла и некоторые возможности его использования. На данном этапе </text:span><text:span text:style-name="T58">важно</text:span><text:span text:style-name="T57"> создать необходимые файлы с «говорящими» названиями и </text:span><text:span text:style-name="T64">указать</text:span><text:span text:style-name="T57"> в каждом из них используемое реле (или несколько реле, если </text:span><text:span text:style-name="T64">большая </text:span><text:span text:style-name="T57">нагрузка подключена параллельно через несколько реле). </text:span><text:span text:style-name="T58">Для того чтобы избежать непредвиденных выключений на этом этапе можно просто выключить управление всеми устройствами, с помощью флагов </text:span><text:span text:style-name="T37">active</text:span><text:span text:style-name="T58"> группы параметров </text:span><text:span text:style-name="T9">settings</text:span><text:span text:style-name="T17"> </text:span><text:span text:style-name="T58">всех файлов.</text:span></text:p>
      <text:p text:style-name="P47"><text:span text:style-name="T58">Н</text:span><text:span text:style-name="T26">а этом начальная настройка программного обеспечения завершена. Более подробное описание управление устройствами приведено в главе </text:span><text:span text:style-name="T26"><text:bookmark-ref text:reference-format="text" text:ref-name="__RefHeading___Toc249_3173151387">Режимы работы устройств</text:bookmark-ref></text:span><text:span text:style-name="T26">.</text:span></text:p>
      <text:p text:style-name="P90"/>
      <text:h text:style-name="Heading_20_1" text:outline-level="1"><text:bookmark-start text:name="__RefHeading___Toc371_3173151387"/>Эксплуатация системы<text:bookmark-end text:name="__RefHeading___Toc371_3173151387"/></text:h>
      <text:h text:style-name="Heading_20_2" text:outline-level="2"><text:bookmark-start text:name="__RefHeading___Toc249_3173151387"/>Режимы работы устройств<text:bookmark-end text:name="__RefHeading___Toc249_3173151387"/></text:h>
      <text:p text:style-name="P54"><text:span text:style-name="T84">Для каждого устройства есть файл с описанием его работы. </text:span>Настройка работы устройства может производится несколькими способами или их комбинацией. Существует три принципиально разных метода:</text:p>
      <text:list xml:id="list2359756819" text:style-name="L7">
        <text:list-item>
          <text:p text:style-name="P107">периодическое выключение устройства по расписанию на основе дней недели</text:p>
        </text:list-item>
        <text:list-item>
          <text:p text:style-name="P107">включение устройства на основе данных от температурного датчика</text:p>
        </text:list-item>
        <text:list-item>
          <text:p text:style-name="P107">включение устройства по временному расписанию на основе календаря</text:p>
        </text:list-item>
      </text:list>
      <text:p text:style-name="P55">Стандартным режимом работы является первый вариант, два других — вспомогательные. <text:span text:style-name="T85">Приводимые в этой части примеры основаны на использовании системы для обогрева дачного дома.</text:span></text:p>
      <text:h text:style-name="Heading_20_3" text:outline-level="3"><text:bookmark-start text:name="__RefHeading___Toc304_3173151387"/>Режим выходного дня<text:bookmark-end text:name="__RefHeading___Toc304_3173151387"/></text:h>
      <text:p text:style-name="P55"><text:s/><text:span text:style-name="T95">С</text:span><text:span text:style-name="T84"> помощью этого режима можно установить нагревательные приборы в режим «выходного дня», когда они будут выключены в будние дни, а включатся только накануне выходных, чтобы прогреть дом. Выглядеть такой режим будет так:</text:span></text:p>
      <text:p text:style-name="P48">c1 = 1, Mon 0:00 - Mon 24:00<text:line-break/>c2 = 1, Tue 0:00 - Tue 24:00<text:line-break/>c3 = 1, Wed 0:00 - Wed 24:00<text:line-break/>c4 = 1, Thu 0:00 - Thu 24:00<text:line-break/>c5 = 0, Fri 0:00 - Fri 24:00<text:line-break/>c6 = 0, Sat 0:00 - Sat 24:00<text:line-break/>c7 = <text:span text:style-name="T84">0</text:span>, Sun <text:span text:style-name="T84">0</text:span>:00 - Sun 24:00</text:p>
      <text:p text:style-name="P57"><text:soft-page-break/>Если нужно выключить обогрев после отъезда в шесть часов вечера воскресенья, следует изменить условие <text:span text:style-name="T18">c7</text:span><text:span text:style-name="T1"> </text:span><text:span text:style-name="T26">следующим образом:</text:span><text:span text:style-name="T54"><text:line-break/>c7 = </text:span><text:span text:style-name="T53">1</text:span><text:span text:style-name="T54">, Sun </text:span><text:span text:style-name="T53">18</text:span><text:span text:style-name="T54">:00 - Sun 24:00</text:span></text:p>
      <text:p text:style-name="P57">Если отъезд из дома происходит прямо на работу в <text:span text:style-name="T95">7</text:span> утра в понедельник, то следует изменить условие <text:span text:style-name="T18">c1</text:span><text:span text:style-name="T1">:</text:span></text:p>
      <text:p text:style-name="P49"><text:span text:style-name="T1">c1 = 1, Mon </text:span><text:span text:style-name="T63">7</text:span><text:span text:style-name="T1">:00 - Mon 24:00</text:span></text:p>
      <text:h text:style-name="Heading_20_3" text:outline-level="3"><text:bookmark-start text:name="__RefHeading___Toc373_3173151387"/>Режим ночного <text:span text:style-name="T73">подогрева</text:span><text:bookmark-end text:name="__RefHeading___Toc373_3173151387"/></text:h>
      <text:p text:style-name="P56">Другим вариантом применения периодического режима работы является включение устройства только в ночное время суток — например, для подогрева холодного дома в отсутствие жильцов по дешевому ночному тарифу электричества <text:span text:style-name="T85">с 23:00 до 7:00</text:span></text:p>
      <text:p text:style-name="P51">c1 = 1, Mon 7:00 - Mon 23:00<text:line-break/>c2 = 1, Tue 7:00 - Tue 23:00<text:line-break/>c3 = 1, Wed 7:00 - Wed 23:00<text:line-break/>c4 = 1, Thu 7:00 - Thu 23:00<text:line-break/>c5 = 0, Fri 7:00 - Fri 23:00<text:line-break/>c6 = 0, Sat 7:00 - Sat 23:00<text:line-break/>c7 = <text:span text:style-name="T84">0</text:span>, Sun <text:span text:style-name="T84">7:00</text:span> - Sun 23:00</text:p>
      <text:p text:style-name="P57">Этот режим можно комбинировать с <text:bookmark-ref text:reference-format="text" text:ref-name="__RefHeading___Toc304_3173151387">Режим выходного дня</text:bookmark-ref>. <text:span text:style-name="T86">Например, в будние дни помещение обогревается только ночью, а перед выходными включается полный обогрев.</text:span></text:p>
      <text:h text:style-name="Heading_20_3" text:outline-level="3"><text:bookmark-start text:name="__RefHeading___Toc375_3173151387"/>Режим вечернего подогрева<text:bookmark-end text:name="__RefHeading___Toc375_3173151387"/></text:h>
      <text:p text:style-name="P59">В летнее время года бывает так, что днем на улице достаточно тепл<text:span text:style-name="T87">о</text:span> и даже жарк<text:span text:style-name="T87">о</text:span>, а вечером и ночью <text:span text:style-name="T87">надо</text:span> включ<text:span text:style-name="T87">а</text:span>ть обогрев. Более того, если днем открыть окна, <text:span text:style-name="T97">то </text:span>например теплый пол будет по сути греть улицу. <text:span text:style-name="T87">Р</text:span>ежим работы <text:span text:style-name="T87">который это исправляет </text:span>может быть следующим:</text:p>
      <text:p text:style-name="P51">c1 = 1, Mon 8:00 - Mon 20:00<text:line-break/>c2 = 1, Tue 8:00 - Tue 20:00<text:line-break/>c3 = 1, Wed 8:00 - Wed 20:00<text:line-break/>c4 = 1, Thu 8:00 - Thu 20:00<text:line-break/>c5 = <text:span text:style-name="T25">1</text:span>, Fri 8:00 - Fri 20:00<text:line-break/>c6 = <text:span text:style-name="T25">1</text:span>, Sat 8:00 - Sat 20:00<text:line-break/>c7 = <text:span text:style-name="T25">1</text:span>, Sun <text:span text:style-name="T84">8:00</text:span> - Sun 2<text:span text:style-name="T97">0</text:span>:00</text:p>
      <text:h text:style-name="Heading_20_3" text:outline-level="3"><text:bookmark-start text:name="__RefHeading___Toc377_3173151387"/>Режим экономии в ночное время суток<text:bookmark-end text:name="__RefHeading___Toc377_3173151387"/></text:h>
      <text:p text:style-name="P58">Некоторые устройства в ночью могут быть не нужными и впустую тратить энергию. Например, электрический водо<text:span text:style-name="T67">нагреватель</text:span> <text:span text:style-name="T95">способен</text:span> сохранять тепло всю ночь. <text:span text:style-name="T95">Поэтому</text:span> его <text:span text:style-name="T95">лучше</text:span> отключать вечером и включать рано утром, чтобы согреть <text:span text:style-name="T101">воду</text:span> по ночному тарифу электричества:</text:p>
      <text:p text:style-name="P50"><text:soft-page-break/>c1 = 1, Mon 0:00 - Mon 6:00<text:line-break/>c2 = 1, Tue 0:00 - Tue 6:00<text:line-break/>c3 = 1, Wed 0:00 - Wed 6:00<text:line-break/>c4 = 1, Thu 0:00 - Thu 6:00<text:line-break/>c5 = <text:span text:style-name="T86">1</text:span>, Fri 0:00 - Fri 6:00<text:line-break/>c6 = <text:span text:style-name="T86">1</text:span>, Sat 0:00 - Sat 6:00<text:line-break/>c7 = <text:span text:style-name="T86">1</text:span>, Sun <text:span text:style-name="T84">0</text:span>:00 - Sun 6:00</text:p>
      <text:h text:style-name="Heading_20_3" text:outline-level="3"><text:bookmark-start text:name="__RefHeading___Toc379_3173151387"/>Режим <text:span text:style-name="T72">обогрева при низкой </text:span>температуре<text:bookmark-end text:name="__RefHeading___Toc379_3173151387"/></text:h>
      <text:p text:style-name="P60">Одним из вариантов экономичного обогрева дома может быть включение нагревателя только при очень низких температурах. Можно сделать комбинацию с вариантом <text:bookmark-ref text:reference-format="text" text:ref-name="__RefHeading___Toc304_3173151387">Режим выходного дня</text:bookmark-ref>, а можно полностью отключить питание, <text:span text:style-name="T97">экономя</text:span> таким образом и ночно<text:span text:style-name="T97">е </text:span>электричеств<text:span text:style-name="T97">о</text:span>. Выглядеть такой режим будет так:</text:p>
      <text:p text:style-name="P52">[settings]<text:line-break/>...<text:line-break/>temperatureControl=true<text:line-break/><text:line-break/>[conditions]<text:line-break/>c1 = 1, Mon 0:00 - Mon 24:00<text:line-break/>c2 = 1, Tue 0:00 - Tue 24:00<text:line-break/>c3 = 1, Wed 0:00 - Wed 24:00<text:line-break/>c4 = 1, Thu 0:00 - Thu 24:00<text:line-break/>c5 = 1, Fri 0:00 - Fri 24:00<text:line-break/>c6 = 1, Sat 0:00 - Sat 24:00<text:line-break/>c7 = 1, Sun 0:00 - Sun 24:00</text:p>
      <text:h text:style-name="Heading_20_3" text:outline-level="3"><text:bookmark-start text:name="__RefHeading___Toc381_3173151387"/>Режим временной работы <text:bookmark-end text:name="__RefHeading___Toc381_3173151387"/></text:h>
      <text:p text:style-name="P61">Режим временной работы позволяет задать временные интервалы, когда устройство точно будет включено. Этот режим не очень удобно использовать сам по себе, но он может быть полезен как дополнение к периодическ<text:span text:style-name="T97">ому</text:span> режим<text:span text:style-name="T97">у</text:span> работы. Например, при использовании <text:bookmark-ref text:reference-format="text" text:ref-name="__RefHeading___Toc304_3173151387">Режим выходного дня</text:bookmark-ref><text:s/>к выходным может добавиться какой-то праздник. В этом случае можно изменить настройки периодического выключения, а через неделю вернуть <text:span text:style-name="T88">их </text:span>обратно. Другим <text:span text:style-name="T88">же</text:span> способом будет написать временное условие <text:span text:style-name="T88">конкретно </text:span>для этого дня. Такой вариант требует только одного действия и поэтому является более надежным. Например, <text:span text:style-name="T88">14 июня 2021 года — было понедельником и выходным днем. Временное условие активности могло бы выглядеть так:</text:span></text:p>
      <text:p text:style-name="P53">[temporaryActivityConditions]<text:line-break/>t0 = 1<text:span text:style-name="T88">4</text:span>.<text:span text:style-name="T88">06</text:span>.20<text:span text:style-name="T88">21</text:span> <text:span text:style-name="T88">0</text:span>:<text:span text:style-name="T88">0</text:span>0 - 1<text:span text:style-name="T88">4</text:span>.<text:span text:style-name="T88">06</text:span>.20<text:span text:style-name="T88">21</text:span> <text:span text:style-name="T88">24</text:span>:<text:span text:style-name="T88">0</text:span>0</text:p>
      <text:p text:style-name="P9">В целом, этот режим нужен для внесения небольших изменений в работу устройства, имеющих кратковременную основу.</text:p>
      <text:p text:style-name="P9"/>
      <text:h text:style-name="Heading_20_3" text:outline-level="3"><text:bookmark-start text:name="__RefHeading___Toc508_3173151387"/><text:soft-page-break/>Альтернативные способы прим<text:span text:style-name="T88">е</text:span>нения<text:bookmark-end text:name="__RefHeading___Toc508_3173151387"/></text:h>
      <text:p text:style-name="P62">Все вышеперечисленные режимы работы являются лишь <text:span text:style-name="T98">несколькими </text:span>примерами вариантов систематизации, но, во-первых, этот список не является исчерпывающим, а во-вторых, можно применять эту систему не только для экономии электроэнергии. Например на основе этой системы можно сделать управление переключением основного и резервного питания или систему автоматического полива сада. Практически любая задача требующая периодического переключения или включения/выключения электрического устройства может быть решена с использованием этой системы.</text:p>
      <text:p text:style-name="P56"/>
      <text:h text:style-name="Heading_20_2" text:outline-level="2"><text:bookmark-start text:name="__RefHeading___Toc510_3173151387"/>Диагностика и отладка системы<text:bookmark-end text:name="__RefHeading___Toc510_3173151387"/></text:h>
      <text:p text:style-name="P63">В систему встроена система записи подробных логов документирующих все действия. Запись этих логов можно включить и выключить с помощью параметра <text:span text:style-name="T74">writeLog</text:span> в файле <text:s/><text:span text:style-name="T10">config/g</text:span><text:span text:style-name="T8">lobal_config.conf</text:span><text:span text:style-name="T14"> </text:span><text:span text:style-name="T40">(подробнее </text:span><text:span text:style-name="T46">в разделе </text:span><text:span text:style-name="T40"><text:bookmark-ref text:reference-format="text" text:ref-name="__RefHeading___Toc212_3173151387">Файл общей настройки работы системы</text:bookmark-ref></text:span><text:span text:style-name="T40">). </text:span><text:span text:style-name="T46">Сам текстовый файл с записями находится в корневом каталоге системы </text:span><text:span text:style-name="T10">Controller</text:span><text:span text:style-name="T15">. </text:span><text:span text:style-name="T46">Его название по умолчанию </text:span><text:span text:style-name="T15">log.txt (</text:span><text:span text:style-name="T46">можно задать другое параметром </text:span><text:span text:style-name="T38">logFileName</text:span><text:span text:style-name="T15">). </text:span><text:span text:style-name="T46">В этот файл записывается информация обо всех переключениях реле, включению/выключению устройств, активации температурного контроля и т.п. Так же </text:span><text:span text:style-name="T48">в</text:span><text:span text:style-name="T46"> этот файл записываются сообщения об ошибках и проблемах. Например, если при редактировании файла </text:span><text:span text:style-name="T8">global_config.conf</text:span><text:span text:style-name="T15"> </text:span><text:span text:style-name="T46">были допущены синтаксические ошибки, и система не может корректно интерпретировать эти данные, в лог будет записано соответствующее сообщение. </text:span></text:p>
      <text:p text:style-name="P63"><text:span text:style-name="T47">Для самой подробной диагностики </text:span><text:span text:style-name="T48">текущей работы </text:span><text:span text:style-name="T47">системы нужно запустить программу либо в терминале, либо в программной оболочке </text:span><text:span text:style-name="T16">Python3. </text:span><text:span text:style-name="T47">Для запуска в терминале нужно выполнить следующие команды:</text:span></text:p>
      <text:p text:style-name="P44"><text:span text:style-name="T59">cd </text:span><text:span text:style-name="T19">~/Documents/Projects/Controller</text:span></text:p>
      <text:p text:style-name="P102">python3 main.py</text:p>
      <text:p text:style-name="P92">Все диагностические сообщения — и записываемые в лог, и имеющие только информационный характер, будут отображаться в ходе выполнения программы. </text:p>
      <text:h text:style-name="P5" text:outline-level="1"><text:bookmark-start text:name="__RefHeading___Toc189_3173151387"/><text:span text:style-name="T29">П</text:span><text:span text:style-name="T26">риложения</text:span><text:bookmark-end text:name="__RefHeading___Toc189_3173151387"/></text:h>
      <text:h text:style-name="P66" text:outline-level="2"><text:bookmark-start text:name="__RefHeading___Toc212_3173151387"/>Файл общ<text:span text:style-name="T89">ей</text:span> настро<text:span text:style-name="T89">йки</text:span> работы системы<text:bookmark-end text:name="__RefHeading___Toc212_3173151387"/></text:h>
      <text:p text:style-name="P39">Все параметры настройки работы системы находятся в папке <text:span text:style-name="T7">config</text:span><text:span text:style-name="T1">. </text:span><text:span text:style-name="T26">В этой папке располагается файл общих настроек </text:span><text:span text:style-name="T7">global_config.conf</text:span><text:span text:style-name="T1"> </text:span><text:span text:style-name="T26">и один или несколько </text:span><text:span text:style-name="T49">дополнительных </text:span><text:span text:style-name="T26">файлов, описывающих работу подключенных </text:span><text:span text:style-name="T49">через реле </text:span><text:span text:style-name="T26">устройств.</text:span></text:p>
      <text:p text:style-name="P41"><text:span text:style-name="T26">В следующих таблицах представлена структура файла общих настроек </text:span><text:span text:style-name="T7">global_config.conf</text:span><text:span text:style-name="T12">.</text:span></text:p>
      <text:list xml:id="list3378974416" text:style-name="L8">
        <text:list-item>
          <text:p text:style-name="P81"><text:span text:style-name="T32">Группа настроек подключения платы реле </text:span><text:span text:style-name="T34">relay_pins</text:span><text:span text:style-name="T41">. По умолчанию используются настройки для подключения платы р</text:span><text:span text:style-name="T42">е</text:span><text:span text:style-name="T41">ле из 8 элементов.</text:span></text:p>
        </text:list-item>
      </text:list>
      <table:table table:name="Таблица1" table:style-name="Таблица1">
        <table:table-column table:style-name="Таблица1.A"/>
        <table:table-column table:style-name="Таблица1.B"/>
        <table:table-column table:style-name="Таблица1.C"/>
        <table:table-row table:style-name="TableLine2917451917232">
          <table:table-cell table:style-name="Таблица1.A1" office:value-type="string">
            <text:p text:style-name="P13">Название </text:p>
          </table:table-cell>
          <table:table-cell table:style-name="Таблица1.A1" office:value-type="string">
            <text:p text:style-name="P15">Значение<text:span text:style-name="T11"> </text:span>по </text:p>
            <text:p text:style-name="P15">умолчанию</text:p>
          </table:table-cell>
          <table:table-cell table:style-name="Таблица1.C1" office:value-type="string">
            <text:p text:style-name="P13">Описание</text:p>
          </table:table-cell>
        </table:table-row>
        <table:table-row table:style-name="TableLine2917451919136">
          <table:table-cell table:style-name="Таблица1.A2" office:value-type="string">
            <text:p text:style-name="P20">relay1</text:p>
          </table:table-cell>
          <table:table-cell table:style-name="Таблица1.A2" office:value-type="string">
            <text:p text:style-name="P20">21</text:p>
          </table:table-cell>
          <table:table-cell table:style-name="Таблица1.C2" office:value-type="string">
            <text:p text:style-name="P16">пин <text:span text:style-name="T11">GPIO </text:span><text:span text:style-name="T78">для </text:span>управления реле 1</text:p>
          </table:table-cell>
        </table:table-row>
        <table:table-row table:style-name="TableLine2917451919952">
          <table:table-cell table:style-name="Таблица1.A2" office:value-type="string">
            <text:p text:style-name="P21">relay2</text:p>
          </table:table-cell>
          <table:table-cell table:style-name="Таблица1.A2" office:value-type="string">
            <text:p text:style-name="P22">20</text:p>
          </table:table-cell>
          <table:table-cell table:style-name="Таблица1.C2" office:value-type="string">
            <text:p text:style-name="P16">пин <text:span text:style-name="T11">GPIO </text:span><text:span text:style-name="T78">для </text:span>управления реле 2</text:p>
          </table:table-cell>
        </table:table-row>
        <table:table-row table:style-name="TableLine2917451920496">
          <table:table-cell table:style-name="Таблица1.A2" office:value-type="string">
            <text:p text:style-name="P18">relay3</text:p>
          </table:table-cell>
          <table:table-cell table:style-name="Таблица1.A2" office:value-type="string">
            <text:p text:style-name="P14">26</text:p>
          </table:table-cell>
          <table:table-cell table:style-name="Таблица1.C2" office:value-type="string">
            <text:p text:style-name="P16">пин <text:span text:style-name="T11">GPIO </text:span><text:span text:style-name="T78">для </text:span>управления реле 3</text:p>
          </table:table-cell>
        </table:table-row>
        <table:table-row table:style-name="TableLine2917451920768">
          <table:table-cell table:style-name="Таблица1.A2" office:value-type="string">
            <text:p text:style-name="P19">relay4</text:p>
          </table:table-cell>
          <table:table-cell table:style-name="Таблица1.A2" office:value-type="string">
            <text:p text:style-name="P14">16</text:p>
          </table:table-cell>
          <table:table-cell table:style-name="Таблица1.C2" office:value-type="string">
            <text:p text:style-name="P16">пин <text:span text:style-name="T11">GPIO </text:span><text:span text:style-name="T78">для </text:span>управления реле 4</text:p>
          </table:table-cell>
        </table:table-row>
        <table:table-row table:style-name="TableLine2917451921312">
          <table:table-cell table:style-name="Таблица1.A2" office:value-type="string">
            <text:p text:style-name="P19">relay5</text:p>
          </table:table-cell>
          <table:table-cell table:style-name="Таблица1.A2" office:value-type="string">
            <text:p text:style-name="P13">19</text:p>
          </table:table-cell>
          <table:table-cell table:style-name="Таблица1.C2" office:value-type="string">
            <text:p text:style-name="P16">пин <text:span text:style-name="T11">GPIO </text:span><text:span text:style-name="T78">для </text:span>управления реле 5</text:p>
          </table:table-cell>
        </table:table-row>
        <table:table-row table:style-name="TableLine2917451923488">
          <table:table-cell table:style-name="Таблица1.A2" office:value-type="string">
            <text:p text:style-name="P19">relay6</text:p>
          </table:table-cell>
          <table:table-cell table:style-name="Таблица1.A2" office:value-type="string">
            <text:p text:style-name="P13">13</text:p>
          </table:table-cell>
          <table:table-cell table:style-name="Таблица1.C2" office:value-type="string">
            <text:p text:style-name="P16">пин <text:span text:style-name="T11">GPIO </text:span><text:span text:style-name="T78">для </text:span>управления реле 6</text:p>
          </table:table-cell>
        </table:table-row>
        <table:table-row table:style-name="TableLine2917451907168">
          <table:table-cell table:style-name="Таблица1.A2" office:value-type="string">
            <text:p text:style-name="P19">relay7</text:p>
          </table:table-cell>
          <table:table-cell table:style-name="Таблица1.A2" office:value-type="string">
            <text:p text:style-name="P13">6</text:p>
          </table:table-cell>
          <table:table-cell table:style-name="Таблица1.C2" office:value-type="string">
            <text:p text:style-name="P16">пин <text:span text:style-name="T11">GPIO </text:span><text:span text:style-name="T78">для </text:span>управления реле 7</text:p>
          </table:table-cell>
        </table:table-row>
        <table:table-row table:style-name="TableLine2917451927568">
          <table:table-cell table:style-name="Таблица1.A2" office:value-type="string">
            <text:p text:style-name="P19">relay8</text:p>
          </table:table-cell>
          <table:table-cell table:style-name="Таблица1.A2" office:value-type="string">
            <text:p text:style-name="P13">5</text:p>
          </table:table-cell>
          <table:table-cell table:style-name="Таблица1.C2" office:value-type="string">
            <text:p text:style-name="P16">пин <text:span text:style-name="T11">GPIO </text:span><text:span text:style-name="T78">для </text:span>управления реле 8</text:p>
          </table:table-cell>
        </table:table-row>
      </table:table>
      <text:p text:style-name="P37">При необходимости можно удалить лишние элементы (например при подключении пла<text:span text:style-name="T102">т</text:span>ы на 2 или 4 элемента) или добавить новые, назвав их <text:span text:style-name="T1">relay9, relay10 </text:span>и т.д.</text:p>
      <text:list xml:id="list2102000452" text:style-name="L9">
        <text:list-item>
          <text:p text:style-name="P96">Группа общих настроек работы <text:span text:style-name="T74">settings</text:span>.</text:p>
        </text:list-item>
      </text:list>
      <table:table table:name="settings" table:style-name="settings">
        <table:table-column table:style-name="settings.A"/>
        <table:table-column table:style-name="settings.B"/>
        <table:table-column table:style-name="settings.C"/>
        <table:table-row table:style-name="TableLine2917451918320">
          <table:table-cell table:style-name="settings.A1" office:value-type="string">
            <text:p text:style-name="P13">Название </text:p>
          </table:table-cell>
          <table:table-cell table:style-name="settings.A1" office:value-type="string">
            <text:p text:style-name="P15">Значение<text:span text:style-name="T11"> </text:span>по </text:p>
            <text:p text:style-name="P15">умолчанию</text:p>
          </table:table-cell>
          <table:table-cell table:style-name="settings.C1" office:value-type="string">
            <text:p text:style-name="P13">Описание</text:p>
          </table:table-cell>
        </table:table-row>
        <table:table-row table:style-name="TableLine2917451937360">
          <table:table-cell table:style-name="settings.A2" office:value-type="string">
            <text:p text:style-name="Table_20_Contents">writeLog</text:p>
          </table:table-cell>
          <table:table-cell table:style-name="settings.A2" office:value-type="string">
            <text:p text:style-name="P23">true</text:p>
          </table:table-cell>
          <table:table-cell table:style-name="settings.C2" office:value-type="string">
            <text:p text:style-name="P24">Включение/выключение записи лога работы системы</text:p>
          </table:table-cell>
        </table:table-row>
        <table:table-row table:style-name="TableLine2917451931376">
          <table:table-cell table:style-name="settings.A2" office:value-type="string">
            <text:p text:style-name="P23">logFileName</text:p>
          </table:table-cell>
          <table:table-cell table:style-name="settings.A2" office:value-type="string">
            <text:p text:style-name="P23">log.txt</text:p>
          </table:table-cell>
          <table:table-cell table:style-name="settings.C2" office:value-type="string">
            <text:p text:style-name="P24">Название файла лога</text:p>
          </table:table-cell>
        </table:table-row>
        <table:table-row table:style-name="TableLine2917451931920">
          <table:table-cell table:style-name="settings.A2" office:value-type="string">
            <text:p text:style-name="P23">useTemperatureSensor</text:p>
          </table:table-cell>
          <table:table-cell table:style-name="settings.A2" office:value-type="string">
            <text:p text:style-name="P23">true</text:p>
          </table:table-cell>
          <table:table-cell table:style-name="settings.C2" office:value-type="string">
            <text:p text:style-name="P24">Использование/отключение температурного датчика</text:p>
          </table:table-cell>
        </table:table-row>
        <table:table-row table:style-name="TableLine2917451932736">
          <table:table-cell table:style-name="settings.A2" office:value-type="string">
            <text:p text:style-name="P23">updatePeriod</text:p>
          </table:table-cell>
          <table:table-cell table:style-name="settings.A2" office:value-type="string">
            <text:p text:style-name="P23">5</text:p>
          </table:table-cell>
          <table:table-cell table:style-name="settings.C2" office:value-type="string">
            <text:p text:style-name="P17">Период обновления системы <text:span text:style-name="T79">в секундах</text:span></text:p>
          </table:table-cell>
        </table:table-row>
      </table:table>
      <text:p text:style-name="P38">При использовании температурного датчика не рекомендуется устанавливать период обновления системы меньше 2-3 секунд.</text:p>
      <text:list xml:id="list1430258257" text:style-name="L10">
        <text:list-item>
          <text:p text:style-name="P97">Группа настроек использования температурного датчика <text:span text:style-name="T74">thermostatSettings</text:span>.</text:p>
        </text:list-item>
      </text:list>
      <table:table table:name="Таблица2" table:style-name="Таблица2">
        <table:table-column table:style-name="Таблица2.A"/>
        <table:table-column table:style-name="Таблица2.B"/>
        <table:table-column table:style-name="Таблица2.C"/>
        <table:table-row table:style-name="TableLine2917451930288">
          <table:table-cell table:style-name="Таблица2.A1" office:value-type="string">
            <text:p text:style-name="P13">Название </text:p>
          </table:table-cell>
          <table:table-cell table:style-name="Таблица2.A1" office:value-type="string">
            <text:p text:style-name="P15">Значение<text:span text:style-name="T11"> </text:span>по </text:p>
            <text:p text:style-name="P15">умолчанию</text:p>
          </table:table-cell>
          <table:table-cell table:style-name="Таблица2.C1" office:value-type="string">
            <text:p text:style-name="P13">Описание</text:p>
          </table:table-cell>
        </table:table-row>
        <table:table-row table:style-name="TableLine2917451941440">
          <table:table-cell table:style-name="Таблица2.A2" office:value-type="string">
            <text:p text:style-name="Table_20_Contents">temperatureSensorPath </text:p>
          </table:table-cell>
          <table:table-cell table:style-name="Таблица2.A2" office:value-type="string">
            <text:p text:style-name="Table_20_Contents">/sys/bus/w1/devices/28-0117c158edff/w1_slave</text:p>
          </table:table-cell>
          <table:table-cell table:style-name="Таблица2.C2" office:value-type="string">
            <text:p text:style-name="P26">Расположение файла с данными считываемыми с температурного датчика</text:p>
          </table:table-cell>
        </table:table-row>
        <text:soft-page-break/>
        <table:table-row table:style-name="TableLine2917451934368">
          <table:table-cell table:style-name="Таблица2.A2" office:value-type="string">
            <text:p text:style-name="P25">lowTemperatureValue</text:p>
          </table:table-cell>
          <table:table-cell table:style-name="Таблица2.A2" office:value-type="string">
            <text:p text:style-name="P25">1.5</text:p>
          </table:table-cell>
          <table:table-cell table:style-name="Таблица2.C2" office:value-type="string">
            <text:p text:style-name="P26">Минимальная температура в градусах Цельсия при которой включается устройство</text:p>
          </table:table-cell>
        </table:table-row>
        <table:table-row table:style-name="TableLine2917451930560">
          <table:table-cell table:style-name="Таблица2.A2" office:value-type="string">
            <text:p text:style-name="P25">temperatureThreshold</text:p>
          </table:table-cell>
          <table:table-cell table:style-name="Таблица2.A2" office:value-type="string">
            <text:p text:style-name="P25">0.5</text:p>
          </table:table-cell>
          <table:table-cell table:style-name="Таблица2.C2" office:value-type="string">
            <text:p text:style-name="P26">Порог допуска переключения термостата в градусах</text:p>
          </table:table-cell>
        </table:table-row>
        <table:table-row table:style-name="TableLine2917451929472">
          <table:table-cell table:style-name="Таблица2.A2" office:value-type="string">
            <text:p text:style-name="P28">useSunHeatingCorrection</text:p>
          </table:table-cell>
          <table:table-cell table:style-name="Таблица2.A2" office:value-type="string">
            <text:p text:style-name="P25">true</text:p>
          </table:table-cell>
          <table:table-cell table:style-name="Таблица2.C2" office:value-type="string">
            <text:p text:style-name="P26"><text:span text:style-name="T65">Флаг применения</text:span><text:span text:style-name="T26"> поправк</text:span><text:span text:style-name="T65">и</text:span><text:span text:style-name="T26"> измерений от нагрева датчика на солнце</text:span></text:p>
          </table:table-cell>
        </table:table-row>
        <table:table-row table:style-name="TableLine2917451930832">
          <table:table-cell table:style-name="Таблица2.A2" office:value-type="string">
            <text:p text:style-name="P25">startOfTheSunHeating</text:p>
          </table:table-cell>
          <table:table-cell table:style-name="Таблица2.A2" office:value-type="string">
            <text:p text:style-name="P25">5:00</text:p>
          </table:table-cell>
          <table:table-cell table:style-name="Таблица2.C2" office:value-type="string">
            <text:p text:style-name="P26">Время начала использования поправки измерения температуры</text:p>
          </table:table-cell>
        </table:table-row>
        <table:table-row table:style-name="TableLine2917451936816">
          <table:table-cell table:style-name="Таблица2.A2" office:value-type="string">
            <text:p text:style-name="P25">endOfTheSunHeating</text:p>
          </table:table-cell>
          <table:table-cell table:style-name="Таблица2.A2" office:value-type="string">
            <text:p text:style-name="P25">9:00</text:p>
          </table:table-cell>
          <table:table-cell table:style-name="Таблица2.C2" office:value-type="string">
            <text:p text:style-name="P26">Время окончания использования поправки измерения температуры</text:p>
          </table:table-cell>
        </table:table-row>
        <table:table-row table:style-name="TableLine2917451928112">
          <table:table-cell table:style-name="Таблица2.A2" office:value-type="string">
            <text:p text:style-name="P25">sunCorrection</text:p>
          </table:table-cell>
          <table:table-cell table:style-name="Таблица2.A2" office:value-type="string">
            <text:p text:style-name="P25">0.5</text:p>
          </table:table-cell>
          <table:table-cell table:style-name="Таблица2.C2" office:value-type="string">
            <text:p text:style-name="P27"><text:span text:style-name="T98">Величина п</text:span>оправк<text:span text:style-name="T98">и</text:span> измерений температуры при нагреве датчика на солнце </text:p>
          </table:table-cell>
        </table:table-row>
      </table:table>
      <text:p text:style-name="P98">Для порога переключения термостата не рекомендуется устанавливать значения ниже 0.2 градуса, т.к. в противном случае на работу системы может оказать влияние цифровой дребезг измерения температуры, что приведет к очень частым переключениям реле.</text:p>
      <text:h text:style-name="Heading_20_2" text:outline-level="2"><text:bookmark-start text:name="__RefHeading___Toc214_3173151387"/>Файл настро<text:span text:style-name="T89">йки</text:span> работы устройства<text:bookmark-end text:name="__RefHeading___Toc214_3173151387"/></text:h>
      <text:p text:style-name="P40">Все параметры настройки работы системы находятся в папке <text:span text:style-name="T7">config</text:span><text:span text:style-name="T1">. </text:span><text:span text:style-name="T26">В этой папке располагается файл общих настроек </text:span><text:span text:style-name="T7">global_config.conf</text:span><text:span text:style-name="T1"> </text:span><text:span text:style-name="T26">и один или несколько </text:span><text:span text:style-name="T49">дополнительных </text:span><text:span text:style-name="T26">файлов, описывающих работу подключенных </text:span><text:span text:style-name="T49">через реле </text:span><text:span text:style-name="T26">устройств.</text:span></text:p>
      <text:p text:style-name="P42"><text:span text:style-name="T26">В следующих таблицах представлена структура файла настро</text:span><text:span text:style-name="T65">йки</text:span><text:span text:style-name="T26"> </text:span><text:span text:style-name="T55">работы устройства на примере файла </text:span><text:span text:style-name="T36">OldHouse.conf</text:span><text:span text:style-name="T12">.</text:span></text:p>
      <text:list xml:id="list1742609663" text:style-name="L11">
        <text:list-item>
          <text:p text:style-name="P91">Группа параметров <text:span text:style-name="T7">settings</text:span><text:span text:style-name="T1">.</text:span></text:p>
        </text:list-item>
      </text:list>
      <table:table table:name="Таблица3" table:style-name="Таблица3">
        <table:table-column table:style-name="Таблица3.A"/>
        <table:table-column table:style-name="Таблица3.B"/>
        <table:table-column table:style-name="Таблица3.C"/>
        <table:table-row table:style-name="TableLine2917451931648">
          <table:table-cell table:style-name="Таблица3.A1" office:value-type="string">
            <text:p text:style-name="P13">Название </text:p>
          </table:table-cell>
          <table:table-cell table:style-name="Таблица3.A1" office:value-type="string">
            <text:p text:style-name="P15">Значение<text:span text:style-name="T11"> </text:span>по </text:p>
            <text:p text:style-name="P15">умолчанию</text:p>
          </table:table-cell>
          <table:table-cell table:style-name="Таблица3.C1" office:value-type="string">
            <text:p text:style-name="P13">Описание</text:p>
          </table:table-cell>
        </table:table-row>
        <table:table-row table:style-name="TableLine2917451934640">
          <table:table-cell table:style-name="Таблица3.A2" office:value-type="string">
            <text:p text:style-name="Table_20_Contents">relays</text:p>
          </table:table-cell>
          <table:table-cell table:style-name="Таблица3.A2" office:value-type="string">
            <text:p text:style-name="P29">relay1, relay2</text:p>
          </table:table-cell>
          <table:table-cell table:style-name="Таблица3.C2" office:value-type="string">
            <text:p text:style-name="P30">Реле, через которые подключено устройство. Реле может быть <text:span text:style-name="T93">одно или </text:span>несколько <text:span text:style-name="T93">при большой нагрузке (больше 2кВт 220В)</text:span>. Их названия должны соответствовать элементам из списка <text:s/><text:span text:style-name="T34">relay_pins </text:span><text:span text:style-name="T40">в файле </text:span><text:span text:style-name="T8">global_config.conf</text:span><text:span text:style-name="T40"> </text:span></text:p>
          </table:table-cell>
        </table:table-row>
        <table:table-row table:style-name="TableLine2917451927024">
          <table:table-cell table:style-name="Таблица3.A2" office:value-type="string">
            <text:p text:style-name="P29">active</text:p>
          </table:table-cell>
          <table:table-cell table:style-name="Таблица3.A2" office:value-type="string">
            <text:p text:style-name="P29">false</text:p>
          </table:table-cell>
          <table:table-cell table:style-name="Таблица3.C2" office:value-type="string">
            <text:p text:style-name="P30">Флаг активности устройства. Если устройство выключено, переключение реле производится не будет</text:p>
          </table:table-cell>
        </table:table-row>
        <table:table-row table:style-name="TableLine2917451934912">
          <table:table-cell table:style-name="Таблица3.A2" office:value-type="string">
            <text:p text:style-name="P29">temperatureControl</text:p>
          </table:table-cell>
          <table:table-cell table:style-name="Таблица3.A2" office:value-type="string">
            <text:p text:style-name="P29">true</text:p>
          </table:table-cell>
          <table:table-cell table:style-name="Таблица3.C2" office:value-type="string">
            <text:p text:style-name="P30">Флаг применения термостата. При включении этого параметра, питание устройства не будет отключаться при слишком низкой температуре</text:p>
          </table:table-cell>
        </table:table-row>
      </table:table>
      <text:list xml:id="list1875088598" text:style-name="L12">
        <text:list-item>
          <text:p text:style-name="P93">Группа параметров <text:span text:style-name="T74">conditions</text:span>. Здесь описывается расписание периодического отключения устройства, подключенного через реле.</text:p>
        </text:list-item>
      </text:list>
      <table:table table:name="Таблица4" table:style-name="Таблица4">
        <table:table-column table:style-name="Таблица4.A"/>
        <table:table-column table:style-name="Таблица4.B"/>
        <table:table-column table:style-name="Таблица4.C"/>
        <table:table-row table:style-name="TableLine2917451937904">
          <table:table-cell table:style-name="Таблица4.A1" office:value-type="string">
            <text:p text:style-name="P13">Название </text:p>
          </table:table-cell>
          <table:table-cell table:style-name="Таблица4.A1" office:value-type="string">
            <text:p text:style-name="P15">Значение<text:span text:style-name="T11"> </text:span>по </text:p>
            <text:p text:style-name="P15">умолчанию</text:p>
          </table:table-cell>
          <table:table-cell table:style-name="Таблица4.C1" office:value-type="string">
            <text:p text:style-name="P13">Описание</text:p>
          </table:table-cell>
        </table:table-row>
        <text:soft-page-break/>
        <table:table-row table:style-name="TableLine2917451936000">
          <table:table-cell table:style-name="Таблица4.A2" office:value-type="string">
            <text:p text:style-name="Table_20_Contents">c1 </text:p>
          </table:table-cell>
          <table:table-cell table:style-name="Таблица4.A2" office:value-type="string">
            <text:p text:style-name="P31">1, Mon 0:00 - Mon 24:00</text:p>
          </table:table-cell>
          <table:table-cell table:style-name="Таблица4.C2" office:value-type="string">
            <text:p text:style-name="P32">Флаг активности условия и временной промежуток</text:p>
          </table:table-cell>
        </table:table-row>
        <table:table-row table:style-name="TableLine2917451938720">
          <table:table-cell table:style-name="Таблица4.A2" office:value-type="string">
            <text:p text:style-name="P31">c2</text:p>
          </table:table-cell>
          <table:table-cell table:style-name="Таблица4.A2" office:value-type="string">
            <text:p text:style-name="P31">1, Tue 0:00 - Tue 24:00</text:p>
          </table:table-cell>
          <table:table-cell table:style-name="Таблица4.C2" office:value-type="string">
            <text:p text:style-name="P32">Флаг активности условия и временной промежуток</text:p>
          </table:table-cell>
        </table:table-row>
        <table:table-row table:style-name="TableLine2917451938992">
          <table:table-cell table:style-name="Таблица4.A2" office:value-type="string">
            <text:p text:style-name="P31">c3</text:p>
          </table:table-cell>
          <table:table-cell table:style-name="Таблица4.A2" office:value-type="string">
            <text:p text:style-name="P31">1, Wed 0:00 - Wed 24:00</text:p>
          </table:table-cell>
          <table:table-cell table:style-name="Таблица4.C2" office:value-type="string">
            <text:p text:style-name="P32">Флаг активности условия и временной промежуток</text:p>
          </table:table-cell>
        </table:table-row>
        <table:table-row table:style-name="TableLine2917451940896">
          <table:table-cell table:style-name="Таблица4.A2" office:value-type="string">
            <text:p text:style-name="P31">c4</text:p>
          </table:table-cell>
          <table:table-cell table:style-name="Таблица4.A2" office:value-type="string">
            <text:p text:style-name="P31">1, Thu 0:00 - Thu 24:00</text:p>
          </table:table-cell>
          <table:table-cell table:style-name="Таблица4.C2" office:value-type="string">
            <text:p text:style-name="P32">Флаг активности условия и временной промежуток</text:p>
          </table:table-cell>
        </table:table-row>
        <table:table-row table:style-name="TableLine2917451939536">
          <table:table-cell table:style-name="Таблица4.A2" office:value-type="string">
            <text:p text:style-name="P31">c5</text:p>
          </table:table-cell>
          <table:table-cell table:style-name="Таблица4.A2" office:value-type="string">
            <text:p text:style-name="P31">0, Fri 0:00 - Fri 24:00</text:p>
          </table:table-cell>
          <table:table-cell table:style-name="Таблица4.C2" office:value-type="string">
            <text:p text:style-name="P32">Флаг активности условия и временной промежуток</text:p>
          </table:table-cell>
        </table:table-row>
        <table:table-row table:style-name="TableLine2917451939808">
          <table:table-cell table:style-name="Таблица4.A2" office:value-type="string">
            <text:p text:style-name="P31">c6</text:p>
          </table:table-cell>
          <table:table-cell table:style-name="Таблица4.A2" office:value-type="string">
            <text:p text:style-name="P31">0, Sat 0:00 - Sat 24:00</text:p>
          </table:table-cell>
          <table:table-cell table:style-name="Таблица4.C2" office:value-type="string">
            <text:p text:style-name="P32">Флаг активности условия и временной промежуток</text:p>
          </table:table-cell>
        </table:table-row>
        <table:table-row table:style-name="TableLine2917451940080">
          <table:table-cell table:style-name="Таблица4.A2" office:value-type="string">
            <text:p text:style-name="P31">c7</text:p>
          </table:table-cell>
          <table:table-cell table:style-name="Таблица4.A2" office:value-type="string">
            <text:p text:style-name="P31">1, Sun 18:00 - Sun 24:00</text:p>
          </table:table-cell>
          <table:table-cell table:style-name="Таблица4.C2" office:value-type="string">
            <text:p text:style-name="P32">Флаг активности условия и временной промежуток</text:p>
          </table:table-cell>
        </table:table-row>
      </table:table>
      <text:list xml:id="list130041296575442" text:continue-numbering="true" text:style-name="L12">
        <text:list-header>
          <text:p text:style-name="P94">Для каждого условия есть флаг активности <text:span text:style-name="T98">(1 или 0)</text:span>, <text:span text:style-name="T82">определяющий</text:span>, будет ли использоваться заданный <text:span text:style-name="T82">после него</text:span> временной промежуток. Например, для условий из таблицы выше активны условия <text:span text:style-name="T1">c1, c2, c3, c4, c7. </text:span>Условия <text:span text:style-name="T1">c5</text:span> и <text:span text:style-name="T1">c6 </text:span>неактивны. Таким образом,<text:span text:style-name="T1"> </text:span>согласно этому расписанию<text:span text:style-name="T1"> </text:span>устройство будет отключено с 18:00 воскресенья до 24:00 четверга каждую неделю. Флаг активности условия используется для того, чтобы не требовалось удалять ненужные в данный момент строки. В данном случае обогрев дома будет включен в выходные. Но если в следующий выходной никого дома не будет, или температура на улице достаточно теплая, можно активировать условия <text:span text:style-name="T1">c5 </text:span>и <text:span text:style-name="T1">c</text:span>6, изменить время в параметре <text:span text:style-name="T1">c7 </text:span>с 18:00 на 0:00 и обогрев будет постоянно выключен.</text:p>
        </text:list-header>
        <text:list-item>
          <text:p text:style-name="P95">Группа параметров <text:span text:style-name="T74">temporaryActivityConditions</text:span> с условиями временного включения устройства<text:span text:style-name="T81">, подключенного через реле.</text:span></text:p>
        </text:list-item>
      </text:list>
      <table:table table:name="Таблица5" table:style-name="Таблица5">
        <table:table-column table:style-name="Таблица5.A"/>
        <table:table-column table:style-name="Таблица5.B"/>
        <table:table-column table:style-name="Таблица5.C"/>
        <table:table-row table:style-name="TableLine2917451940352">
          <table:table-cell table:style-name="Таблица5.A1" office:value-type="string">
            <text:p text:style-name="P13">Название </text:p>
          </table:table-cell>
          <table:table-cell table:style-name="Таблица5.A1" office:value-type="string">
            <text:p text:style-name="P15">Значение<text:span text:style-name="T11"> </text:span>по </text:p>
            <text:p text:style-name="P15">умолчанию</text:p>
          </table:table-cell>
          <table:table-cell table:style-name="Таблица5.C1" office:value-type="string">
            <text:p text:style-name="P13">Описание</text:p>
          </table:table-cell>
        </table:table-row>
        <table:table-row table:style-name="Таблица5.2">
          <table:table-cell table:style-name="Таблица5.A2" office:value-type="string">
            <text:p text:style-name="Table_20_Contents">t0</text:p>
          </table:table-cell>
          <table:table-cell table:style-name="Таблица5.A2" office:value-type="string">
            <text:p text:style-name="P33">10.10.2010 10:10 - 10.10.2010 20:20</text:p>
          </table:table-cell>
          <table:table-cell table:style-name="Таблица5.C2" office:value-type="string">
            <text:p text:style-name="P34">Пример <text:span text:style-name="T99">временного диапазона</text:span> включения устройства, подключенного через реле</text:p>
          </table:table-cell>
        </table:table-row>
      </table:table>
      <text:list xml:id="list130040295739784" text:continue-numbering="true" text:style-name="L12">
        <text:list-header>
          <text:p text:style-name="P95">В этой группе находится только одна строка с примером. При необходимости можно изменить дату и время на необходимые или написать <text:span text:style-name="T83">дополнительные </text:span>услови<text:span text:style-name="T83">я</text:span> (но с другим<text:span text:style-name="T83">и</text:span> названи<text:span text:style-name="T83">я</text:span>м<text:span text:style-name="T83">и</text:span>!).</text:p>
        </text:list-header>
      </text:list>
      <text:p text:style-name="P36">Следует учитывать, что условия могут комбинироваться между собой. Так, например, если по расписанию из <text:s/>группы <text:span text:style-name="T77">conditions</text:span><text:span text:style-name="T81"> </text:span><text:span text:style-name="T83">в данный момент </text:span>устройство должно быть выключено, но при этом <text:span text:style-name="T95">используется</text:span> термостат <text:span text:style-name="T74">temperatureControl</text:span>, а температура на улице опустилась ниже допустимого порога, устройство будет включено. Аналогичная ситуация произойдет и при противоречии периодического расписания с временными условиями: временное услови<text:span text:style-name="T83">е</text:span> имеет бол<text:span text:style-name="T95">ее высокий</text:span> приоритет.</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13:45:37.043000000</meta:creation-date>
    <meta:generator>LibreOffice/7.1.2.2$Windows_X86_64 LibreOffice_project/8a45595d069ef5570103caea1b71cc9d82b2aae4</meta:generator>
    <dc:date>2021-11-07T13:00:39.560000000</dc:date>
    <meta:editing-duration>PT2H35M26S</meta:editing-duration>
    <meta:editing-cycles>8</meta:editing-cycles>
    <meta:document-statistic meta:table-count="6" meta:image-count="0" meta:object-count="0" meta:page-count="11" meta:paragraph-count="262" meta:word-count="2842" meta:character-count="19663" meta:non-whitespace-character-count="17078"/>
  </office:meta>
</office:document-meta>
</file>